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>
    <style:style style:name="h" style:family="table-cell" style:display-name="h">
      <style:table-cell-properties fo:background-color="#cccccc"/>
    </style:style>
    <style:style style:name="p" style:family="table-cell" style:display-name="p">
      <style:table-cell-properties fo:background-color="#97cc64"/>
    </style:style>
    <style:style style:name="f" style:family="table-cell" style:display-name="f">
      <style:table-cell-properties fo:background-color="#fb5a3e"/>
    </style:style>
    <style:style style:name="t" style:family="table-cell" style:display-name="t">
      <style:table-cell-properties fo:background-color="#ffffff"/>
    </style:style>
  </office:automatic-styles>
  <office:body>
    <office:spreadsheet>
      <table:table table:name="My IDS&#10;                V1605_SSC_SZK_TE_3_U99.ifc">
        <table:table-row>
          <table:table-cell office:value-type="string" table:style-name="h">
            <text:p>Specification</text:p>
          </table:table-cell>
          <table:table-cell office:value-type="string" table:style-name="h">
            <text:p>Status</text:p>
          </table:table-cell>
          <table:table-cell office:value-type="string" table:style-name="h">
            <text:p>Total Pass</text:p>
          </table:table-cell>
          <table:table-cell office:value-type="string" table:style-name="h">
            <text:p>Total Checks</text:p>
          </table:table-cell>
          <table:table-cell office:value-type="string" table:style-name="h">
            <text:p>Percentage Pass</text:p>
          </table:table-cell>
        </table:table-row>
        <table:table-row>
          <table:table-cell office:value-type="string" table:style-name="f">
            <text:p>Generic specification</text:p>
          </table:table-cell>
          <table:table-cell office:value-type="string" table:style-name="f">
            <text:p>Fail</text:p>
          </table:table-cell>
          <table:table-cell office:value-type="string" table:style-name="f">
            <text:p>115</text:p>
          </table:table-cell>
          <table:table-cell office:value-type="string" table:style-name="f">
            <text:p>342</text:p>
          </table:table-cell>
          <table:table-cell office:value-type="string" table:style-name="f">
            <text:p>33</text:p>
          </table:table-cell>
        </table:table-row>
        <table:table-row>
          <table:table-cell office:value-type="string" table:style-name="p">
            <text:p>IfcHeatExchanger specification</text:p>
          </table:table-cell>
          <table:table-cell office:value-type="string" table:style-name="p">
            <text:p>Pass</text:p>
          </table:table-cell>
          <table:table-cell office:value-type="string" table:style-name="p">
            <text:p>9</text:p>
          </table:table-cell>
          <table:table-cell office:value-type="string" table:style-name="p">
            <text:p>9</text:p>
          </table:table-cell>
          <table:table-cell office:value-type="string" table:style-name="p">
            <text:p>100</text:p>
          </table:table-cell>
        </table:table-row>
      </table:table>
      <table:table table:name="Generic specification">
        <table:table-row>
          <table:table-cell office:value-type="string" table:style-name="h">
            <text:p>Requirement</text:p>
          </table:table-cell>
          <table:table-cell office:value-type="string" table:style-name="h">
            <text:p>Problem</text:p>
          </table:table-cell>
          <table:table-cell office:value-type="string" table:style-name="h">
            <text:p>Class</text:p>
          </table:table-cell>
          <table:table-cell office:value-type="string" table:style-name="h">
            <text:p>PredefinedType</text:p>
          </table:table-cell>
          <table:table-cell office:value-type="string" table:style-name="h">
            <text:p>Name</text:p>
          </table:table-cell>
          <table:table-cell office:value-type="string" table:style-name="h">
            <text:p>Description</text:p>
          </table:table-cell>
          <table:table-cell office:value-type="string" table:style-name="h">
            <text:p>GlobalId</text:p>
          </table:table-cell>
          <table:table-cell office:value-type="string" table:style-name="h">
            <text:p>Tag</text:p>
          </table:table-cell>
          <table:table-cell office:value-type="string" table:style-name="h">
            <text:p>Element</text:p>
          </table:table-cell>
          <table:table-cell office:value-type="string" table:style-name="h">
            <text:p>ElementType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ZWV_MOT1:ARM_ZWV_MOT-2-Wegeventil motorisiert DN65:2613195</text:p>
          </table:table-cell>
          <table:table-cell office:value-type="string" table:style-name="t">
            <text:p>NULL</text:p>
          </table:table-cell>
          <table:table-cell office:value-type="string" table:style-name="t">
            <text:p>0pPamkQ6P0URY8EZMBTgkY</text:p>
          </table:table-cell>
          <table:table-cell office:value-type="string" table:style-name="t">
            <text:p>2613195</text:p>
          </table:table-cell>
          <table:table-cell office:value-type="string" table:style-name="t">
            <text:p>#8804=IfcValve('0pPamkQ6P0URY8EZMBTgkY',#18,'anex_ARM_ZWV_MOT1:ARM_ZWV_MOT-2-Wegeventil motorisiert DN65:2613195',$,'anex_ARM_ZWV_MOT1:ARM_ZWV_MOT-2-Wegeventil motorisiert DN65',#8803,#8799,'2613195',.NOTDEFINED.)</text:p>
          </table:table-cell>
          <table:table-cell office:value-type="string" table:style-name="t">
            <text:p>#8789=IfcValveType('3sbRdvBp50NgiVI9yCm3VI',#18,'anex_ARM_ZWV_MOT1:ARM_ZWV_MOT-2-Wegeventil motorisiert DN65',$,$,$,(#8788),'2556120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1:ARM_ASK_HAR-Absperrklappe Handrad 2:2613200</text:p>
          </table:table-cell>
          <table:table-cell office:value-type="string" table:style-name="t">
            <text:p>NULL</text:p>
          </table:table-cell>
          <table:table-cell office:value-type="string" table:style-name="t">
            <text:p>0pPamkQ6P0URY8EZMBTgkv</text:p>
          </table:table-cell>
          <table:table-cell office:value-type="string" table:style-name="t">
            <text:p>2613200</text:p>
          </table:table-cell>
          <table:table-cell office:value-type="string" table:style-name="t">
            <text:p>#11000=IfcValve('0pPamkQ6P0URY8EZMBTgkv',#18,'anex_ARM_ASK_HAR1:ARM_ASK_HAR-Absperrklappe Handrad 2:2613200',$,'anex_ARM_ASK_HAR1:ARM_ASK_HAR-Absperrklappe Handrad 2',#10999,#10995,'2613200',.NOTDEFINED.)</text:p>
          </table:table-cell>
          <table:table-cell office:value-type="string" table:style-name="t">
            <text:p>#10992=IfcValveType('3sbRdvBp50NgiVI9yCm7JB',#18,'anex_ARM_ASK_HAR1:ARM_ASK_HAR-Absperrklappe Handrad 2',$,$,$,(#10991),'2556156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1:ARM_ASK_HAR-Absperrklappe Handrad 2:2613227</text:p>
          </table:table-cell>
          <table:table-cell office:value-type="string" table:style-name="t">
            <text:p>NULL</text:p>
          </table:table-cell>
          <table:table-cell office:value-type="string" table:style-name="t">
            <text:p>0pPamkQ6P0URY8EZMBTgk2</text:p>
          </table:table-cell>
          <table:table-cell office:value-type="string" table:style-name="t">
            <text:p>2613227</text:p>
          </table:table-cell>
          <table:table-cell office:value-type="string" table:style-name="t">
            <text:p>#12257=IfcValve('0pPamkQ6P0URY8EZMBTgk2',#18,'anex_ARM_ASK_HAR1:ARM_ASK_HAR-Absperrklappe Handrad 2:2613227',$,'anex_ARM_ASK_HAR1:ARM_ASK_HAR-Absperrklappe Handrad 2',#12256,#12252,'2613227',.NOTDEFINED.)</text:p>
          </table:table-cell>
          <table:table-cell office:value-type="string" table:style-name="t">
            <text:p>#12249=IfcValveType('3sbRdvBp50NgiVI9yCm7J0',#18,'anex_ARM_ASK_HAR1:ARM_ASK_HAR-Absperrklappe Handrad 2',$,$,$,(#12248),'2556156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1:ARM_ASK_HAR-Absperrklappe Handrad 2:2613266</text:p>
          </table:table-cell>
          <table:table-cell office:value-type="string" table:style-name="t">
            <text:p>NULL</text:p>
          </table:table-cell>
          <table:table-cell office:value-type="string" table:style-name="t">
            <text:p>0pPamkQ6P0URY8EZMBTfHx</text:p>
          </table:table-cell>
          <table:table-cell office:value-type="string" table:style-name="t">
            <text:p>2613266</text:p>
          </table:table-cell>
          <table:table-cell office:value-type="string" table:style-name="t">
            <text:p>#12903=IfcValve('0pPamkQ6P0URY8EZMBTfHx',#18,'anex_ARM_ASK_HAR1:ARM_ASK_HAR-Absperrklappe Handrad 2:2613266',$,'anex_ARM_ASK_HAR1:ARM_ASK_HAR-Absperrklappe Handrad 2',#12902,#12898,'2613266',.NOTDEFINED.)</text:p>
          </table:table-cell>
          <table:table-cell office:value-type="string" table:style-name="t">
            <text:p>#12249=IfcValveType('3sbRdvBp50NgiVI9yCm7J0',#18,'anex_ARM_ASK_HAR1:ARM_ASK_HAR-Absperrklappe Handrad 2',$,$,$,(#12248),'2556156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1:ARM_ASK_HAR-Absperrklappe Handrad 2:2613269</text:p>
          </table:table-cell>
          <table:table-cell office:value-type="string" table:style-name="t">
            <text:p>NULL</text:p>
          </table:table-cell>
          <table:table-cell office:value-type="string" table:style-name="t">
            <text:p>0pPamkQ6P0URY8EZMBTfHy</text:p>
          </table:table-cell>
          <table:table-cell office:value-type="string" table:style-name="t">
            <text:p>2613269</text:p>
          </table:table-cell>
          <table:table-cell office:value-type="string" table:style-name="t">
            <text:p>#12957=IfcValve('0pPamkQ6P0URY8EZMBTfHy',#18,'anex_ARM_ASK_HAR1:ARM_ASK_HAR-Absperrklappe Handrad 2:2613269',$,'anex_ARM_ASK_HAR1:ARM_ASK_HAR-Absperrklappe Handrad 2',#12956,#12952,'2613269',.NOTDEFINED.)</text:p>
          </table:table-cell>
          <table:table-cell office:value-type="string" table:style-name="t">
            <text:p>#12249=IfcValveType('3sbRdvBp50NgiVI9yCm7J0',#18,'anex_ARM_ASK_HAR1:ARM_ASK_HAR-Absperrklappe Handrad 2',$,$,$,(#12248),'2556156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4416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1OyBWaD8UQZ7OE_Jn7Pb</text:p>
          </table:table-cell>
          <table:table-cell office:value-type="string" table:style-name="t">
            <text:p>2644160</text:p>
          </table:table-cell>
          <table:table-cell office:value-type="string" table:style-name="t">
            <text:p>#21733=IfcValve('2E1OyBWaD8UQZ7OE_Jn7Pb',#18,'anex_ARM_ASK_HAR:ARM_ASK_HAR-Absperrklappe Handrad:2644160',$,'anex_ARM_ASK_HAR:ARM_ASK_HAR-Absperrklappe Handrad',#21732,#21728,'2644160',.NOTDEFINED.)</text:p>
          </table:table-cell>
          <table:table-cell office:value-type="string" table:style-name="t">
            <text:p>#21725=IfcValveType('1U1lW4AcrA09k53UB0KXAg',#18,'anex_ARM_ASK_HAR:ARM_ASK_HAR-Absperrklappe Handrad',$,$,$,(#21724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4416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1OyBWaD8UQZ7OE_Jn7PY</text:p>
          </table:table-cell>
          <table:table-cell office:value-type="string" table:style-name="t">
            <text:p>2644167</text:p>
          </table:table-cell>
          <table:table-cell office:value-type="string" table:style-name="t">
            <text:p>#22423=IfcValve('2E1OyBWaD8UQZ7OE_Jn7PY',#18,'anex_ARM_ASK_HAR:ARM_ASK_HAR-Absperrklappe Handrad:2644167',$,'anex_ARM_ASK_HAR:ARM_ASK_HAR-Absperrklappe Handrad',#22422,#22418,'2644167',.NOTDEFINED.)</text:p>
          </table:table-cell>
          <table:table-cell office:value-type="string" table:style-name="t">
            <text:p>#22415=IfcValveType('2E1OyBWaD8UQZ7OE_Jn7Pg',#18,'anex_ARM_ASK_HAR:ARM_ASK_HAR-Absperrklappe Handrad',$,$,$,(#22414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5758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y1E</text:p>
          </table:table-cell>
          <table:table-cell office:value-type="string" table:style-name="t">
            <text:p>2657586</text:p>
          </table:table-cell>
          <table:table-cell office:value-type="string" table:style-name="t">
            <text:p>#24493=IfcValve('2bNWnogtTE4gV0bXdzoy1E',#18,'anex_ARM_ASK_HAR:ARM_ASK_HAR-Absperrklappe Handrad:2657586',$,'anex_ARM_ASK_HAR:ARM_ASK_HAR-Absperrklappe Handrad',#24492,#24489,'2657586',.NOTDEFINED.)</text:p>
          </table:table-cell>
          <table:table-cell office:value-type="string" table:style-name="t">
            <text:p>#21725=IfcValveType('1U1lW4AcrA09k53UB0KXAg',#18,'anex_ARM_ASK_HAR:ARM_ASK_HAR-Absperrklappe Handrad',$,$,$,(#21724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RN 31201.22 Standard-Verteilbatterie mit Redfil r�cksp�lbar:31201.22:267272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Ka</text:p>
          </table:table-cell>
          <table:table-cell office:value-type="string" table:style-name="t">
            <text:p>2672728</text:p>
          </table:table-cell>
          <table:table-cell office:value-type="string" table:style-name="t">
            <text:p>#24780=IfcValve('2bNWnogtTE4gV0bXdzouKa',#18,'RN 31201.22 Standard-Verteilbatterie mit Redfil r�cksp�lbar:31201.22:2672728',$,'RN 31201.22 Standard-Verteilbatterie mit Redfil r�cksp�lbar:31201.22',#24779,#24775,'2672728',.NOTDEFINED.)</text:p>
          </table:table-cell>
          <table:table-cell office:value-type="string" table:style-name="t">
            <text:p>#24772=IfcValveType('0pPamkQ6P0URY8EZMBUKlv',#18,'RN 31201.22 Standard-Verteilbatterie mit Redfil r�cksp�lbar:31201.22',$,$,(#24794),(#24771),'2621186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293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HO</text:p>
          </table:table-cell>
          <table:table-cell office:value-type="string" table:style-name="t">
            <text:p>2672932</text:p>
          </table:table-cell>
          <table:table-cell office:value-type="string" table:style-name="t">
            <text:p>#29685=IfcValve('2bNWnogtTE4gV0bXdzouHO',#18,'anex_ARM_KUH_GES:ARM_KUH_GES-Kugelhahn verschraubt DN 50 2":2672932',$,'anex_ARM_KUH_GES:ARM_KUH_GES-Kugelhahn verschraubt DN 50 2"',#29684,#29680,'2672932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294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HH</text:p>
          </table:table-cell>
          <table:table-cell office:value-type="string" table:style-name="t">
            <text:p>2672941</text:p>
          </table:table-cell>
          <table:table-cell office:value-type="string" table:style-name="t">
            <text:p>#29964=IfcValve('2bNWnogtTE4gV0bXdzouHH',#18,'anex_ARM_KUH_GES:ARM_KUH_GES-Kugelhahn verschraubt DN 50 2":2672941',$,'anex_ARM_KUH_GES:ARM_KUH_GES-Kugelhahn verschraubt DN 50 2"',#29963,#29959,'2672941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295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H2</text:p>
          </table:table-cell>
          <table:table-cell office:value-type="string" table:style-name="t">
            <text:p>2672958</text:p>
          </table:table-cell>
          <table:table-cell office:value-type="string" table:style-name="t">
            <text:p>#30849=IfcValve('2bNWnogtTE4gV0bXdzouH2',#18,'anex_ARM_KUH_GES:ARM_KUH_GES-Kugelhahn verschraubt DN 50 2":2672958',$,'anex_ARM_KUH_GES:ARM_KUH_GES-Kugelhahn verschraubt DN 50 2"',#30848,#30844,'2672958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296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x</text:p>
          </table:table-cell>
          <table:table-cell office:value-type="string" table:style-name="t">
            <text:p>2672967</text:p>
          </table:table-cell>
          <table:table-cell office:value-type="string" table:style-name="t">
            <text:p>#30973=IfcValve('2bNWnogtTE4gV0bXdzouGx',#18,'anex_ARM_KUH_GES:ARM_KUH_GES-Kugelhahn verschraubt DN 50 2":2672967',$,'anex_ARM_KUH_GES:ARM_KUH_GES-Kugelhahn verschraubt DN 50 2"',#30972,#30968,'2672967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298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d</text:p>
          </table:table-cell>
          <table:table-cell office:value-type="string" table:style-name="t">
            <text:p>2672987</text:p>
          </table:table-cell>
          <table:table-cell office:value-type="string" table:style-name="t">
            <text:p>#34482=IfcValve('2bNWnogtTE4gV0bXdzouGd',#18,'anex_ARM_ASK_HAR:ARM_ASK_HAR-Absperrklappe Handrad:2672987',$,'anex_ARM_ASK_HAR:ARM_ASK_HAR-Absperrklappe Handrad',#34481,#34476,'2672987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01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E</text:p>
          </table:table-cell>
          <table:table-cell office:value-type="string" table:style-name="t">
            <text:p>2673010</text:p>
          </table:table-cell>
          <table:table-cell office:value-type="string" table:style-name="t">
            <text:p>#34804=IfcValve('2bNWnogtTE4gV0bXdzouGE',#18,'anex_ARM_ASK_HAR:ARM_ASK_HAR-Absperrklappe Handrad:2673010',$,'anex_ARM_ASK_HAR:ARM_ASK_HAR-Absperrklappe Handrad',#34803,#34799,'267301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01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9</text:p>
          </table:table-cell>
          <table:table-cell office:value-type="string" table:style-name="t">
            <text:p>2673013</text:p>
          </table:table-cell>
          <table:table-cell office:value-type="string" table:style-name="t">
            <text:p>#35548=IfcValve('2bNWnogtTE4gV0bXdzouG9',#18,'anex_ARM_ASK_MOT:ARM_ASK_MOT-Absperrklappe motorisiert:2673013',$,'anex_ARM_ASK_MOT:ARM_ASK_MOT-Absperrklappe motorisiert',#35547,#35542,'2673013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01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6</text:p>
          </table:table-cell>
          <table:table-cell office:value-type="string" table:style-name="t">
            <text:p>2673018</text:p>
          </table:table-cell>
          <table:table-cell office:value-type="string" table:style-name="t">
            <text:p>#35634=IfcValve('2bNWnogtTE4gV0bXdzouG6',#18,'anex_ARM_ASK_MOT:ARM_ASK_MOT-Absperrklappe motorisiert:2673018',$,'anex_ARM_ASK_MOT:ARM_ASK_MOT-Absperrklappe motorisiert',#35633,#35628,'2673018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02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3</text:p>
          </table:table-cell>
          <table:table-cell office:value-type="string" table:style-name="t">
            <text:p>2673023</text:p>
          </table:table-cell>
          <table:table-cell office:value-type="string" table:style-name="t">
            <text:p>#37047=IfcValve('2bNWnogtTE4gV0bXdzouG3',#18,'anex_ARM_SHV_FLS:ARM_SHV_FLS-Sicherheitsventil geflanscht DN 50/80:2673023',$,'anex_ARM_SHV_FLS:ARM_SHV_FLS-Sicherheitsventil geflanscht DN 50/80',#37046,#37042,'2673023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04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Je</text:p>
          </table:table-cell>
          <table:table-cell office:value-type="string" table:style-name="t">
            <text:p>2673044</text:p>
          </table:table-cell>
          <table:table-cell office:value-type="string" table:style-name="t">
            <text:p>#38905=IfcValve('2bNWnogtTE4gV0bXdzouJe',#18,'anex_ARM_SHV_FLS:ARM_SHV_FLS-Sicherheitsventil geflanscht DN 50/80:2673044',$,'anex_ARM_SHV_FLS:ARM_SHV_FLS-Sicherheitsventil geflanscht DN 50/80',#38904,#38900,'2673044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07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JB</text:p>
          </table:table-cell>
          <table:table-cell office:value-type="string" table:style-name="t">
            <text:p>2673079</text:p>
          </table:table-cell>
          <table:table-cell office:value-type="string" table:style-name="t">
            <text:p>#40174=IfcValve('2bNWnogtTE4gV0bXdzouJB',#18,'anex_ARM_KUH_GES:ARM_KUH_GES-Kugelhahn verschraubt DN 50 2":2673079',$,'anex_ARM_KUH_GES:ARM_KUH_GES-Kugelhahn verschraubt DN 50 2"',#40173,#40169,'2673079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08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Iy</text:p>
          </table:table-cell>
          <table:table-cell office:value-type="string" table:style-name="t">
            <text:p>2673088</text:p>
          </table:table-cell>
          <table:table-cell office:value-type="string" table:style-name="t">
            <text:p>#40298=IfcValve('2bNWnogtTE4gV0bXdzouIy',#18,'anex_ARM_KUH_GES:ARM_KUH_GES-Kugelhahn verschraubt DN 50 2":2673088',$,'anex_ARM_KUH_GES:ARM_KUH_GES-Kugelhahn verschraubt DN 50 2"',#40297,#40293,'2673088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10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Ij</text:p>
          </table:table-cell>
          <table:table-cell office:value-type="string" table:style-name="t">
            <text:p>2673105</text:p>
          </table:table-cell>
          <table:table-cell office:value-type="string" table:style-name="t">
            <text:p>#40519=IfcValve('2bNWnogtTE4gV0bXdzouIj',#18,'anex_ARM_KUH_GES:ARM_KUH_GES-Kugelhahn verschraubt DN 50 2":2673105',$,'anex_ARM_KUH_GES:ARM_KUH_GES-Kugelhahn verschraubt DN 50 2"',#40518,#40514,'2673105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11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Ic</text:p>
          </table:table-cell>
          <table:table-cell office:value-type="string" table:style-name="t">
            <text:p>2673114</text:p>
          </table:table-cell>
          <table:table-cell office:value-type="string" table:style-name="t">
            <text:p>#40643=IfcValve('2bNWnogtTE4gV0bXdzouIc',#18,'anex_ARM_KUH_GES:ARM_KUH_GES-Kugelhahn verschraubt DN 50 2":2673114',$,'anex_ARM_KUH_GES:ARM_KUH_GES-Kugelhahn verschraubt DN 50 2"',#40642,#40638,'2673114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13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II</text:p>
          </table:table-cell>
          <table:table-cell office:value-type="string" table:style-name="t">
            <text:p>2673134</text:p>
          </table:table-cell>
          <table:table-cell office:value-type="string" table:style-name="t">
            <text:p>#40855=IfcValve('2bNWnogtTE4gV0bXdzouII',#18,'anex_ARM_ASK_HAR:ARM_ASK_HAR-Absperrklappe Handrad:2673134',$,'anex_ARM_ASK_HAR:ARM_ASK_HAR-Absperrklappe Handrad',#40854,#40849,'2673134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15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v</text:p>
          </table:table-cell>
          <table:table-cell office:value-type="string" table:style-name="t">
            <text:p>2673157</text:p>
          </table:table-cell>
          <table:table-cell office:value-type="string" table:style-name="t">
            <text:p>#41121=IfcValve('2bNWnogtTE4gV0bXdzouTv',#18,'anex_ARM_ASK_HAR:ARM_ASK_HAR-Absperrklappe Handrad:2673157',$,'anex_ARM_ASK_HAR:ARM_ASK_HAR-Absperrklappe Handrad',#41120,#41116,'2673157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16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q</text:p>
          </table:table-cell>
          <table:table-cell office:value-type="string" table:style-name="t">
            <text:p>2673160</text:p>
          </table:table-cell>
          <table:table-cell office:value-type="string" table:style-name="t">
            <text:p>#41178=IfcValve('2bNWnogtTE4gV0bXdzouTq',#18,'anex_ARM_ASK_MOT:ARM_ASK_MOT-Absperrklappe motorisiert:2673160',$,'anex_ARM_ASK_MOT:ARM_ASK_MOT-Absperrklappe motorisiert',#41177,#41172,'2673160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16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n</text:p>
          </table:table-cell>
          <table:table-cell office:value-type="string" table:style-name="t">
            <text:p>2673165</text:p>
          </table:table-cell>
          <table:table-cell office:value-type="string" table:style-name="t">
            <text:p>#41261=IfcValve('2bNWnogtTE4gV0bXdzouTn',#18,'anex_ARM_ASK_MOT:ARM_ASK_MOT-Absperrklappe motorisiert:2673165',$,'anex_ARM_ASK_MOT:ARM_ASK_MOT-Absperrklappe motorisiert',#41260,#41255,'2673165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17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k</text:p>
          </table:table-cell>
          <table:table-cell office:value-type="string" table:style-name="t">
            <text:p>2673170</text:p>
          </table:table-cell>
          <table:table-cell office:value-type="string" table:style-name="t">
            <text:p>#41336=IfcValve('2bNWnogtTE4gV0bXdzouTk',#18,'anex_ARM_SHV_FLS:ARM_SHV_FLS-Sicherheitsventil geflanscht DN 50/80:2673170',$,'anex_ARM_SHV_FLS:ARM_SHV_FLS-Sicherheitsventil geflanscht DN 50/80',#41335,#41331,'2673170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19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R</text:p>
          </table:table-cell>
          <table:table-cell office:value-type="string" table:style-name="t">
            <text:p>2673191</text:p>
          </table:table-cell>
          <table:table-cell office:value-type="string" table:style-name="t">
            <text:p>#41613=IfcValve('2bNWnogtTE4gV0bXdzouTR',#18,'anex_ARM_SHV_FLS:ARM_SHV_FLS-Sicherheitsventil geflanscht DN 50/80:2673191',$,'anex_ARM_SHV_FLS:ARM_SHV_FLS-Sicherheitsventil geflanscht DN 50/80',#41612,#41608,'2673191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22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Sr</text:p>
          </table:table-cell>
          <table:table-cell office:value-type="string" table:style-name="t">
            <text:p>2673225</text:p>
          </table:table-cell>
          <table:table-cell office:value-type="string" table:style-name="t">
            <text:p>#41993=IfcValve('2bNWnogtTE4gV0bXdzouSr',#18,'anex_ARM_KUH_GES:ARM_KUH_GES-Kugelhahn verschraubt DN 50 2":2673225',$,'anex_ARM_KUH_GES:ARM_KUH_GES-Kugelhahn verschraubt DN 50 2"',#41992,#41988,'2673225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23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Sk</text:p>
          </table:table-cell>
          <table:table-cell office:value-type="string" table:style-name="t">
            <text:p>2673234</text:p>
          </table:table-cell>
          <table:table-cell office:value-type="string" table:style-name="t">
            <text:p>#42117=IfcValve('2bNWnogtTE4gV0bXdzouSk',#18,'anex_ARM_KUH_GES:ARM_KUH_GES-Kugelhahn verschraubt DN 50 2":2673234',$,'anex_ARM_KUH_GES:ARM_KUH_GES-Kugelhahn verschraubt DN 50 2"',#42116,#42112,'2673234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25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SV</text:p>
          </table:table-cell>
          <table:table-cell office:value-type="string" table:style-name="t">
            <text:p>2673251</text:p>
          </table:table-cell>
          <table:table-cell office:value-type="string" table:style-name="t">
            <text:p>#42338=IfcValve('2bNWnogtTE4gV0bXdzouSV',#18,'anex_ARM_KUH_GES:ARM_KUH_GES-Kugelhahn verschraubt DN 50 2":2673251',$,'anex_ARM_KUH_GES:ARM_KUH_GES-Kugelhahn verschraubt DN 50 2"',#42337,#42333,'2673251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26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SG</text:p>
          </table:table-cell>
          <table:table-cell office:value-type="string" table:style-name="t">
            <text:p>2673260</text:p>
          </table:table-cell>
          <table:table-cell office:value-type="string" table:style-name="t">
            <text:p>#42462=IfcValve('2bNWnogtTE4gV0bXdzouSG',#18,'anex_ARM_KUH_GES:ARM_KUH_GES-Kugelhahn verschraubt DN 50 2":2673260',$,'anex_ARM_KUH_GES:ARM_KUH_GES-Kugelhahn verschraubt DN 50 2"',#42461,#42457,'2673260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28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y</text:p>
          </table:table-cell>
          <table:table-cell office:value-type="string" table:style-name="t">
            <text:p>2673280</text:p>
          </table:table-cell>
          <table:table-cell office:value-type="string" table:style-name="t">
            <text:p>#42758=IfcValve('2bNWnogtTE4gV0bXdzouVy',#18,'anex_ARM_ASK_HAR:ARM_ASK_HAR-Absperrklappe Handrad:2673280',$,'anex_ARM_ASK_HAR:ARM_ASK_HAR-Absperrklappe Handrad',#42757,#42752,'267328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30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h</text:p>
          </table:table-cell>
          <table:table-cell office:value-type="string" table:style-name="t">
            <text:p>2673303</text:p>
          </table:table-cell>
          <table:table-cell office:value-type="string" table:style-name="t">
            <text:p>#43080=IfcValve('2bNWnogtTE4gV0bXdzouVh',#18,'anex_ARM_ASK_HAR:ARM_ASK_HAR-Absperrklappe Handrad:2673303',$,'anex_ARM_ASK_HAR:ARM_ASK_HAR-Absperrklappe Handrad',#43079,#43075,'2673303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30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c</text:p>
          </table:table-cell>
          <table:table-cell office:value-type="string" table:style-name="t">
            <text:p>2673306</text:p>
          </table:table-cell>
          <table:table-cell office:value-type="string" table:style-name="t">
            <text:p>#43137=IfcValve('2bNWnogtTE4gV0bXdzouVc',#18,'anex_ARM_ASK_MOT:ARM_ASK_MOT-Absperrklappe motorisiert:2673306',$,'anex_ARM_ASK_MOT:ARM_ASK_MOT-Absperrklappe motorisiert',#43136,#43131,'2673306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31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Z</text:p>
          </table:table-cell>
          <table:table-cell office:value-type="string" table:style-name="t">
            <text:p>2673311</text:p>
          </table:table-cell>
          <table:table-cell office:value-type="string" table:style-name="t">
            <text:p>#43192=IfcValve('2bNWnogtTE4gV0bXdzouVZ',#18,'anex_ARM_ASK_MOT:ARM_ASK_MOT-Absperrklappe motorisiert:2673311',$,'anex_ARM_ASK_MOT:ARM_ASK_MOT-Absperrklappe motorisiert',#43191,#43186,'2673311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31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O</text:p>
          </table:table-cell>
          <table:table-cell office:value-type="string" table:style-name="t">
            <text:p>2673316</text:p>
          </table:table-cell>
          <table:table-cell office:value-type="string" table:style-name="t">
            <text:p>#43267=IfcValve('2bNWnogtTE4gV0bXdzouVO',#18,'anex_ARM_SHV_FLS:ARM_SHV_FLS-Sicherheitsventil geflanscht DN 50/80:2673316',$,'anex_ARM_SHV_FLS:ARM_SHV_FLS-Sicherheitsventil geflanscht DN 50/80',#43266,#43262,'2673316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33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5</text:p>
          </table:table-cell>
          <table:table-cell office:value-type="string" table:style-name="t">
            <text:p>2673337</text:p>
          </table:table-cell>
          <table:table-cell office:value-type="string" table:style-name="t">
            <text:p>#43544=IfcValve('2bNWnogtTE4gV0bXdzouV5',#18,'anex_ARM_SHV_FLS:ARM_SHV_FLS-Sicherheitsventil geflanscht DN 50/80:2673337',$,'anex_ARM_SHV_FLS:ARM_SHV_FLS-Sicherheitsventil geflanscht DN 50/80',#43543,#43539,'2673337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37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UW</text:p>
          </table:table-cell>
          <table:table-cell office:value-type="string" table:style-name="t">
            <text:p>2673372</text:p>
          </table:table-cell>
          <table:table-cell office:value-type="string" table:style-name="t">
            <text:p>#43952=IfcValve('2bNWnogtTE4gV0bXdzouUW',#18,'anex_ARM_KUH_GES:ARM_KUH_GES-Kugelhahn verschraubt DN 50 2":2673372',$,'anex_ARM_KUH_GES:ARM_KUH_GES-Kugelhahn verschraubt DN 50 2"',#43951,#43947,'2673372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38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UP</text:p>
          </table:table-cell>
          <table:table-cell office:value-type="string" table:style-name="t">
            <text:p>2673381</text:p>
          </table:table-cell>
          <table:table-cell office:value-type="string" table:style-name="t">
            <text:p>#44076=IfcValve('2bNWnogtTE4gV0bXdzouUP',#18,'anex_ARM_KUH_GES:ARM_KUH_GES-Kugelhahn verschraubt DN 50 2":2673381',$,'anex_ARM_KUH_GES:ARM_KUH_GES-Kugelhahn verschraubt DN 50 2"',#44075,#44071,'2673381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39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UA</text:p>
          </table:table-cell>
          <table:table-cell office:value-type="string" table:style-name="t">
            <text:p>2673398</text:p>
          </table:table-cell>
          <table:table-cell office:value-type="string" table:style-name="t">
            <text:p>#44297=IfcValve('2bNWnogtTE4gV0bXdzouUA',#18,'anex_ARM_KUH_GES:ARM_KUH_GES-Kugelhahn verschraubt DN 50 2":2673398',$,'anex_ARM_KUH_GES:ARM_KUH_GES-Kugelhahn verschraubt DN 50 2"',#44296,#44292,'2673398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40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U3</text:p>
          </table:table-cell>
          <table:table-cell office:value-type="string" table:style-name="t">
            <text:p>2673407</text:p>
          </table:table-cell>
          <table:table-cell office:value-type="string" table:style-name="t">
            <text:p>#44421=IfcValve('2bNWnogtTE4gV0bXdzouU3',#18,'anex_ARM_KUH_GES:ARM_KUH_GES-Kugelhahn verschraubt DN 50 2":2673407',$,'anex_ARM_KUH_GES:ARM_KUH_GES-Kugelhahn verschraubt DN 50 2"',#44420,#44416,'2673407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42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Pl</text:p>
          </table:table-cell>
          <table:table-cell office:value-type="string" table:style-name="t">
            <text:p>2673427</text:p>
          </table:table-cell>
          <table:table-cell office:value-type="string" table:style-name="t">
            <text:p>#44717=IfcValve('2bNWnogtTE4gV0bXdzouPl',#18,'anex_ARM_ASK_HAR:ARM_ASK_HAR-Absperrklappe Handrad:2673427',$,'anex_ARM_ASK_HAR:ARM_ASK_HAR-Absperrklappe Handrad',#44716,#44711,'2673427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45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PM</text:p>
          </table:table-cell>
          <table:table-cell office:value-type="string" table:style-name="t">
            <text:p>2673450</text:p>
          </table:table-cell>
          <table:table-cell office:value-type="string" table:style-name="t">
            <text:p>#45011=IfcValve('2bNWnogtTE4gV0bXdzouPM',#18,'anex_ARM_ASK_HAR:ARM_ASK_HAR-Absperrklappe Handrad:2673450',$,'anex_ARM_ASK_HAR:ARM_ASK_HAR-Absperrklappe Handrad',#45010,#45006,'267345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45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PH</text:p>
          </table:table-cell>
          <table:table-cell office:value-type="string" table:style-name="t">
            <text:p>2673453</text:p>
          </table:table-cell>
          <table:table-cell office:value-type="string" table:style-name="t">
            <text:p>#45068=IfcValve('2bNWnogtTE4gV0bXdzouPH',#18,'anex_ARM_ASK_MOT:ARM_ASK_MOT-Absperrklappe motorisiert:2673453',$,'anex_ARM_ASK_MOT:ARM_ASK_MOT-Absperrklappe motorisiert',#45067,#45062,'2673453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46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PA</text:p>
          </table:table-cell>
          <table:table-cell office:value-type="string" table:style-name="t">
            <text:p>2673462</text:p>
          </table:table-cell>
          <table:table-cell office:value-type="string" table:style-name="t">
            <text:p>#45200=IfcValve('2bNWnogtTE4gV0bXdzouPA',#18,'anex_ARM_SHV_FLS:ARM_SHV_FLS-Sicherheitsventil geflanscht DN 50/80:2673462',$,'anex_ARM_SHV_FLS:ARM_SHV_FLS-Sicherheitsventil geflanscht DN 50/80',#45199,#45195,'2673462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48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Ot</text:p>
          </table:table-cell>
          <table:table-cell office:value-type="string" table:style-name="t">
            <text:p>2673483</text:p>
          </table:table-cell>
          <table:table-cell office:value-type="string" table:style-name="t">
            <text:p>#45477=IfcValve('2bNWnogtTE4gV0bXdzouOt',#18,'anex_ARM_SHV_FLS:ARM_SHV_FLS-Sicherheitsventil geflanscht DN 50/80:2673483',$,'anex_ARM_SHV_FLS:ARM_SHV_FLS-Sicherheitsventil geflanscht DN 50/80',#45476,#45472,'2673483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51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OI</text:p>
          </table:table-cell>
          <table:table-cell office:value-type="string" table:style-name="t">
            <text:p>2673518</text:p>
          </table:table-cell>
          <table:table-cell office:value-type="string" table:style-name="t">
            <text:p>#45885=IfcValve('2bNWnogtTE4gV0bXdzouOI',#18,'anex_ARM_KUH_GES:ARM_KUH_GES-Kugelhahn verschraubt DN 50 2":2673518',$,'anex_ARM_KUH_GES:ARM_KUH_GES-Kugelhahn verschraubt DN 50 2"',#45884,#45880,'2673518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52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OB</text:p>
          </table:table-cell>
          <table:table-cell office:value-type="string" table:style-name="t">
            <text:p>2673527</text:p>
          </table:table-cell>
          <table:table-cell office:value-type="string" table:style-name="t">
            <text:p>#46009=IfcValve('2bNWnogtTE4gV0bXdzouOB',#18,'anex_ARM_KUH_GES:ARM_KUH_GES-Kugelhahn verschraubt DN 50 2":2673527',$,'anex_ARM_KUH_GES:ARM_KUH_GES-Kugelhahn verschraubt DN 50 2"',#46008,#46004,'2673527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54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q</text:p>
          </table:table-cell>
          <table:table-cell office:value-type="string" table:style-name="t">
            <text:p>2673544</text:p>
          </table:table-cell>
          <table:table-cell office:value-type="string" table:style-name="t">
            <text:p>#46230=IfcValve('2bNWnogtTE4gV0bXdzouRq',#18,'anex_ARM_KUH_GES:ARM_KUH_GES-Kugelhahn verschraubt DN 50 2":2673544',$,'anex_ARM_KUH_GES:ARM_KUH_GES-Kugelhahn verschraubt DN 50 2"',#46229,#46225,'2673544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55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j</text:p>
          </table:table-cell>
          <table:table-cell office:value-type="string" table:style-name="t">
            <text:p>2673553</text:p>
          </table:table-cell>
          <table:table-cell office:value-type="string" table:style-name="t">
            <text:p>#46354=IfcValve('2bNWnogtTE4gV0bXdzouRj',#18,'anex_ARM_KUH_GES:ARM_KUH_GES-Kugelhahn verschraubt DN 50 2":2673553',$,'anex_ARM_KUH_GES:ARM_KUH_GES-Kugelhahn verschraubt DN 50 2"',#46353,#46349,'2673553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57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P</text:p>
          </table:table-cell>
          <table:table-cell office:value-type="string" table:style-name="t">
            <text:p>2673573</text:p>
          </table:table-cell>
          <table:table-cell office:value-type="string" table:style-name="t">
            <text:p>#46650=IfcValve('2bNWnogtTE4gV0bXdzouRP',#18,'anex_ARM_ASK_HAR:ARM_ASK_HAR-Absperrklappe Handrad:2673573',$,'anex_ARM_ASK_HAR:ARM_ASK_HAR-Absperrklappe Handrad',#46649,#46644,'2673573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59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0</text:p>
          </table:table-cell>
          <table:table-cell office:value-type="string" table:style-name="t">
            <text:p>2673596</text:p>
          </table:table-cell>
          <table:table-cell office:value-type="string" table:style-name="t">
            <text:p>#46944=IfcValve('2bNWnogtTE4gV0bXdzouR0',#18,'anex_ARM_ASK_HAR:ARM_ASK_HAR-Absperrklappe Handrad:2673596',$,'anex_ARM_ASK_HAR:ARM_ASK_HAR-Absperrklappe Handrad',#46943,#46939,'2673596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59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3</text:p>
          </table:table-cell>
          <table:table-cell office:value-type="string" table:style-name="t">
            <text:p>2673599</text:p>
          </table:table-cell>
          <table:table-cell office:value-type="string" table:style-name="t">
            <text:p>#47001=IfcValve('2bNWnogtTE4gV0bXdzouR3',#18,'anex_ARM_ASK_MOT:ARM_ASK_MOT-Absperrklappe motorisiert:2673599',$,'anex_ARM_ASK_MOT:ARM_ASK_MOT-Absperrklappe motorisiert',#47000,#46995,'2673599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60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Qu</text:p>
          </table:table-cell>
          <table:table-cell office:value-type="string" table:style-name="t">
            <text:p>2673604</text:p>
          </table:table-cell>
          <table:table-cell office:value-type="string" table:style-name="t">
            <text:p>#47084=IfcValve('2bNWnogtTE4gV0bXdzouQu',#18,'anex_ARM_ASK_MOT:ARM_ASK_MOT-Absperrklappe motorisiert:2673604',$,'anex_ARM_ASK_MOT:ARM_ASK_MOT-Absperrklappe motorisiert',#47083,#47078,'2673604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60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Qr</text:p>
          </table:table-cell>
          <table:table-cell office:value-type="string" table:style-name="t">
            <text:p>2673609</text:p>
          </table:table-cell>
          <table:table-cell office:value-type="string" table:style-name="t">
            <text:p>#47159=IfcValve('2bNWnogtTE4gV0bXdzouQr',#18,'anex_ARM_SHV_FLS:ARM_SHV_FLS-Sicherheitsventil geflanscht DN 50/80:2673609',$,'anex_ARM_SHV_FLS:ARM_SHV_FLS-Sicherheitsventil geflanscht DN 50/80',#47158,#47154,'2673609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63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QY</text:p>
          </table:table-cell>
          <table:table-cell office:value-type="string" table:style-name="t">
            <text:p>2673630</text:p>
          </table:table-cell>
          <table:table-cell office:value-type="string" table:style-name="t">
            <text:p>#47436=IfcValve('2bNWnogtTE4gV0bXdzouQY',#18,'anex_ARM_SHV_FLS:ARM_SHV_FLS-Sicherheitsventil geflanscht DN 50/80:2673630',$,'anex_ARM_SHV_FLS:ARM_SHV_FLS-Sicherheitsventil geflanscht DN 50/80',#47435,#47431,'2673630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66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z</text:p>
          </table:table-cell>
          <table:table-cell office:value-type="string" table:style-name="t">
            <text:p>2673665</text:p>
          </table:table-cell>
          <table:table-cell office:value-type="string" table:style-name="t">
            <text:p>#47844=IfcValve('2bNWnogtTE4gV0bXdzou5z',#18,'anex_ARM_KUH_GES:ARM_KUH_GES-Kugelhahn verschraubt DN 50 2":2673665',$,'anex_ARM_KUH_GES:ARM_KUH_GES-Kugelhahn verschraubt DN 50 2"',#47843,#47839,'2673665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67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s</text:p>
          </table:table-cell>
          <table:table-cell office:value-type="string" table:style-name="t">
            <text:p>2673674</text:p>
          </table:table-cell>
          <table:table-cell office:value-type="string" table:style-name="t">
            <text:p>#47968=IfcValve('2bNWnogtTE4gV0bXdzou5s',#18,'anex_ARM_KUH_GES:ARM_KUH_GES-Kugelhahn verschraubt DN 50 2":2673674',$,'anex_ARM_KUH_GES:ARM_KUH_GES-Kugelhahn verschraubt DN 50 2"',#47967,#47963,'2673674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69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d</text:p>
          </table:table-cell>
          <table:table-cell office:value-type="string" table:style-name="t">
            <text:p>2673691</text:p>
          </table:table-cell>
          <table:table-cell office:value-type="string" table:style-name="t">
            <text:p>#48189=IfcValve('2bNWnogtTE4gV0bXdzou5d',#18,'anex_ARM_KUH_GES:ARM_KUH_GES-Kugelhahn verschraubt DN 50 2":2673691',$,'anex_ARM_KUH_GES:ARM_KUH_GES-Kugelhahn verschraubt DN 50 2"',#48188,#48184,'2673691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70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O</text:p>
          </table:table-cell>
          <table:table-cell office:value-type="string" table:style-name="t">
            <text:p>2673700</text:p>
          </table:table-cell>
          <table:table-cell office:value-type="string" table:style-name="t">
            <text:p>#48313=IfcValve('2bNWnogtTE4gV0bXdzou5O',#18,'anex_ARM_KUH_GES:ARM_KUH_GES-Kugelhahn verschraubt DN 50 2":2673700',$,'anex_ARM_KUH_GES:ARM_KUH_GES-Kugelhahn verschraubt DN 50 2"',#48312,#48308,'2673700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72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4</text:p>
          </table:table-cell>
          <table:table-cell office:value-type="string" table:style-name="t">
            <text:p>2673720</text:p>
          </table:table-cell>
          <table:table-cell office:value-type="string" table:style-name="t">
            <text:p>#48609=IfcValve('2bNWnogtTE4gV0bXdzou54',#18,'anex_ARM_ASK_HAR:ARM_ASK_HAR-Absperrklappe Handrad:2673720',$,'anex_ARM_ASK_HAR:ARM_ASK_HAR-Absperrklappe Handrad',#48608,#48603,'267372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74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p</text:p>
          </table:table-cell>
          <table:table-cell office:value-type="string" table:style-name="t">
            <text:p>2673743</text:p>
          </table:table-cell>
          <table:table-cell office:value-type="string" table:style-name="t">
            <text:p>#48903=IfcValve('2bNWnogtTE4gV0bXdzou4p',#18,'anex_ARM_ASK_HAR:ARM_ASK_HAR-Absperrklappe Handrad:2673743',$,'anex_ARM_ASK_HAR:ARM_ASK_HAR-Absperrklappe Handrad',#48902,#48898,'2673743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74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k</text:p>
          </table:table-cell>
          <table:table-cell office:value-type="string" table:style-name="t">
            <text:p>2673746</text:p>
          </table:table-cell>
          <table:table-cell office:value-type="string" table:style-name="t">
            <text:p>#48960=IfcValve('2bNWnogtTE4gV0bXdzou4k',#18,'anex_ARM_ASK_MOT:ARM_ASK_MOT-Absperrklappe motorisiert:2673746',$,'anex_ARM_ASK_MOT:ARM_ASK_MOT-Absperrklappe motorisiert',#48959,#48954,'2673746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75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h</text:p>
          </table:table-cell>
          <table:table-cell office:value-type="string" table:style-name="t">
            <text:p>2673751</text:p>
          </table:table-cell>
          <table:table-cell office:value-type="string" table:style-name="t">
            <text:p>#49043=IfcValve('2bNWnogtTE4gV0bXdzou4h',#18,'anex_ARM_ASK_MOT:ARM_ASK_MOT-Absperrklappe motorisiert:2673751',$,'anex_ARM_ASK_MOT:ARM_ASK_MOT-Absperrklappe motorisiert',#49042,#49037,'2673751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75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W</text:p>
          </table:table-cell>
          <table:table-cell office:value-type="string" table:style-name="t">
            <text:p>2673756</text:p>
          </table:table-cell>
          <table:table-cell office:value-type="string" table:style-name="t">
            <text:p>#49118=IfcValve('2bNWnogtTE4gV0bXdzou4W',#18,'anex_ARM_SHV_FLS:ARM_SHV_FLS-Sicherheitsventil geflanscht DN 50/80:2673756',$,'anex_ARM_SHV_FLS:ARM_SHV_FLS-Sicherheitsventil geflanscht DN 50/80',#49117,#49113,'2673756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77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D</text:p>
          </table:table-cell>
          <table:table-cell office:value-type="string" table:style-name="t">
            <text:p>2673777</text:p>
          </table:table-cell>
          <table:table-cell office:value-type="string" table:style-name="t">
            <text:p>#49395=IfcValve('2bNWnogtTE4gV0bXdzou4D',#18,'anex_ARM_SHV_FLS:ARM_SHV_FLS-Sicherheitsventil geflanscht DN 50/80:2673777',$,'anex_ARM_SHV_FLS:ARM_SHV_FLS-Sicherheitsventil geflanscht DN 50/80',#49394,#49390,'2673777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81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7k</text:p>
          </table:table-cell>
          <table:table-cell office:value-type="string" table:style-name="t">
            <text:p>2673810</text:p>
          </table:table-cell>
          <table:table-cell office:value-type="string" table:style-name="t">
            <text:p>#49803=IfcValve('2bNWnogtTE4gV0bXdzou7k',#18,'anex_ARM_KUH_GES:ARM_KUH_GES-Kugelhahn verschraubt DN 50 2":2673810',$,'anex_ARM_KUH_GES:ARM_KUH_GES-Kugelhahn verschraubt DN 50 2"',#49802,#49798,'2673810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81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7d</text:p>
          </table:table-cell>
          <table:table-cell office:value-type="string" table:style-name="t">
            <text:p>2673819</text:p>
          </table:table-cell>
          <table:table-cell office:value-type="string" table:style-name="t">
            <text:p>#49927=IfcValve('2bNWnogtTE4gV0bXdzou7d',#18,'anex_ARM_KUH_GES:ARM_KUH_GES-Kugelhahn verschraubt DN 50 2":2673819',$,'anex_ARM_KUH_GES:ARM_KUH_GES-Kugelhahn verschraubt DN 50 2"',#49926,#49922,'2673819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83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7G</text:p>
          </table:table-cell>
          <table:table-cell office:value-type="string" table:style-name="t">
            <text:p>2673836</text:p>
          </table:table-cell>
          <table:table-cell office:value-type="string" table:style-name="t">
            <text:p>#50148=IfcValve('2bNWnogtTE4gV0bXdzou7G',#18,'anex_ARM_KUH_GES:ARM_KUH_GES-Kugelhahn verschraubt DN 50 2":2673836',$,'anex_ARM_KUH_GES:ARM_KUH_GES-Kugelhahn verschraubt DN 50 2"',#50147,#50143,'2673836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84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79</text:p>
          </table:table-cell>
          <table:table-cell office:value-type="string" table:style-name="t">
            <text:p>2673845</text:p>
          </table:table-cell>
          <table:table-cell office:value-type="string" table:style-name="t">
            <text:p>#50272=IfcValve('2bNWnogtTE4gV0bXdzou79',#18,'anex_ARM_KUH_GES:ARM_KUH_GES-Kugelhahn verschraubt DN 50 2":2673845',$,'anex_ARM_KUH_GES:ARM_KUH_GES-Kugelhahn verschraubt DN 50 2"',#50271,#50267,'2673845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86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x</text:p>
          </table:table-cell>
          <table:table-cell office:value-type="string" table:style-name="t">
            <text:p>2673863</text:p>
          </table:table-cell>
          <table:table-cell office:value-type="string" table:style-name="t">
            <text:p>#50512=IfcValve('2bNWnogtTE4gV0bXdzou6x',#18,'anex_ARM_ASK_HAR:ARM_ASK_HAR-Absperrklappe Handrad:2673863',$,'anex_ARM_ASK_HAR:ARM_ASK_HAR-Absperrklappe Handrad',#50511,#50506,'2673863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88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Y</text:p>
          </table:table-cell>
          <table:table-cell office:value-type="string" table:style-name="t">
            <text:p>2673886</text:p>
          </table:table-cell>
          <table:table-cell office:value-type="string" table:style-name="t">
            <text:p>#50806=IfcValve('2bNWnogtTE4gV0bXdzou6Y',#18,'anex_ARM_ASK_HAR:ARM_ASK_HAR-Absperrklappe Handrad:2673886',$,'anex_ARM_ASK_HAR:ARM_ASK_HAR-Absperrklappe Handrad',#50805,#50801,'2673886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88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T</text:p>
          </table:table-cell>
          <table:table-cell office:value-type="string" table:style-name="t">
            <text:p>2673889</text:p>
          </table:table-cell>
          <table:table-cell office:value-type="string" table:style-name="t">
            <text:p>#50863=IfcValve('2bNWnogtTE4gV0bXdzou6T',#18,'anex_ARM_ASK_MOT:ARM_ASK_MOT-Absperrklappe motorisiert:2673889',$,'anex_ARM_ASK_MOT:ARM_ASK_MOT-Absperrklappe motorisiert',#50862,#50857,'2673889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89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Q</text:p>
          </table:table-cell>
          <table:table-cell office:value-type="string" table:style-name="t">
            <text:p>2673894</text:p>
          </table:table-cell>
          <table:table-cell office:value-type="string" table:style-name="t">
            <text:p>#50946=IfcValve('2bNWnogtTE4gV0bXdzou6Q',#18,'anex_ARM_ASK_MOT:ARM_ASK_MOT-Absperrklappe motorisiert:2673894',$,'anex_ARM_ASK_MOT:ARM_ASK_MOT-Absperrklappe motorisiert',#50945,#50940,'2673894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89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N</text:p>
          </table:table-cell>
          <table:table-cell office:value-type="string" table:style-name="t">
            <text:p>2673899</text:p>
          </table:table-cell>
          <table:table-cell office:value-type="string" table:style-name="t">
            <text:p>#51021=IfcValve('2bNWnogtTE4gV0bXdzou6N',#18,'anex_ARM_SHV_FLS:ARM_SHV_FLS-Sicherheitsventil geflanscht DN 50/80:2673899',$,'anex_ARM_SHV_FLS:ARM_SHV_FLS-Sicherheitsventil geflanscht DN 50/80',#51020,#51016,'2673899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92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1y</text:p>
          </table:table-cell>
          <table:table-cell office:value-type="string" table:style-name="t">
            <text:p>2673920</text:p>
          </table:table-cell>
          <table:table-cell office:value-type="string" table:style-name="t">
            <text:p>#51298=IfcValve('2bNWnogtTE4gV0bXdzou1y',#18,'anex_ARM_SHV_FLS:ARM_SHV_FLS-Sicherheitsventil geflanscht DN 50/80:2673920',$,'anex_ARM_SHV_FLS:ARM_SHV_FLS-Sicherheitsventil geflanscht DN 50/80',#51297,#51293,'2673920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95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1V</text:p>
          </table:table-cell>
          <table:table-cell office:value-type="string" table:style-name="t">
            <text:p>2673955</text:p>
          </table:table-cell>
          <table:table-cell office:value-type="string" table:style-name="t">
            <text:p>#51706=IfcValve('2bNWnogtTE4gV0bXdzou1V',#18,'anex_ARM_KUH_GES:ARM_KUH_GES-Kugelhahn verschraubt DN 50 2":2673955',$,'anex_ARM_KUH_GES:ARM_KUH_GES-Kugelhahn verschraubt DN 50 2"',#51705,#51701,'2673955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96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1G</text:p>
          </table:table-cell>
          <table:table-cell office:value-type="string" table:style-name="t">
            <text:p>2673964</text:p>
          </table:table-cell>
          <table:table-cell office:value-type="string" table:style-name="t">
            <text:p>#51830=IfcValve('2bNWnogtTE4gV0bXdzou1G',#18,'anex_ARM_KUH_GES:ARM_KUH_GES-Kugelhahn verschraubt DN 50 2":2673964',$,'anex_ARM_KUH_GES:ARM_KUH_GES-Kugelhahn verschraubt DN 50 2"',#51829,#51825,'2673964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98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11</text:p>
          </table:table-cell>
          <table:table-cell office:value-type="string" table:style-name="t">
            <text:p>2673981</text:p>
          </table:table-cell>
          <table:table-cell office:value-type="string" table:style-name="t">
            <text:p>#52051=IfcValve('2bNWnogtTE4gV0bXdzou11',#18,'anex_ARM_KUH_GES:ARM_KUH_GES-Kugelhahn verschraubt DN 50 2":2673981',$,'anex_ARM_KUH_GES:ARM_KUH_GES-Kugelhahn verschraubt DN 50 2"',#52050,#52046,'2673981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99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w</text:p>
          </table:table-cell>
          <table:table-cell office:value-type="string" table:style-name="t">
            <text:p>2673990</text:p>
          </table:table-cell>
          <table:table-cell office:value-type="string" table:style-name="t">
            <text:p>#52175=IfcValve('2bNWnogtTE4gV0bXdzou0w',#18,'anex_ARM_KUH_GES:ARM_KUH_GES-Kugelhahn verschraubt DN 50 2":2673990',$,'anex_ARM_KUH_GES:ARM_KUH_GES-Kugelhahn verschraubt DN 50 2"',#52174,#52170,'2673990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401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c</text:p>
          </table:table-cell>
          <table:table-cell office:value-type="string" table:style-name="t">
            <text:p>2674010</text:p>
          </table:table-cell>
          <table:table-cell office:value-type="string" table:style-name="t">
            <text:p>#52443=IfcValve('2bNWnogtTE4gV0bXdzou0c',#18,'anex_ARM_ASK_HAR:ARM_ASK_HAR-Absperrklappe Handrad:2674010',$,'anex_ARM_ASK_HAR:ARM_ASK_HAR-Absperrklappe Handrad',#52442,#52437,'267401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403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J</text:p>
          </table:table-cell>
          <table:table-cell office:value-type="string" table:style-name="t">
            <text:p>2674031</text:p>
          </table:table-cell>
          <table:table-cell office:value-type="string" table:style-name="t">
            <text:p>#52709=IfcValve('2bNWnogtTE4gV0bXdzou0J',#18,'anex_ARM_ASK_HAR:ARM_ASK_HAR-Absperrklappe Handrad:2674031',$,'anex_ARM_ASK_HAR:ARM_ASK_HAR-Absperrklappe Handrad',#52708,#52704,'2674031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403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E</text:p>
          </table:table-cell>
          <table:table-cell office:value-type="string" table:style-name="t">
            <text:p>2674034</text:p>
          </table:table-cell>
          <table:table-cell office:value-type="string" table:style-name="t">
            <text:p>#52766=IfcValve('2bNWnogtTE4gV0bXdzou0E',#18,'anex_ARM_ASK_MOT:ARM_ASK_MOT-Absperrklappe motorisiert:2674034',$,'anex_ARM_ASK_MOT:ARM_ASK_MOT-Absperrklappe motorisiert',#52765,#52760,'2674034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403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B</text:p>
          </table:table-cell>
          <table:table-cell office:value-type="string" table:style-name="t">
            <text:p>2674039</text:p>
          </table:table-cell>
          <table:table-cell office:value-type="string" table:style-name="t">
            <text:p>#52849=IfcValve('2bNWnogtTE4gV0bXdzou0B',#18,'anex_ARM_ASK_MOT:ARM_ASK_MOT-Absperrklappe motorisiert:2674039',$,'anex_ARM_ASK_MOT:ARM_ASK_MOT-Absperrklappe motorisiert',#52848,#52843,'2674039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404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0</text:p>
          </table:table-cell>
          <table:table-cell office:value-type="string" table:style-name="t">
            <text:p>2674044</text:p>
          </table:table-cell>
          <table:table-cell office:value-type="string" table:style-name="t">
            <text:p>#52924=IfcValve('2bNWnogtTE4gV0bXdzou00',#18,'anex_ARM_SHV_FLS:ARM_SHV_FLS-Sicherheitsventil geflanscht DN 50/80:2674044',$,'anex_ARM_SHV_FLS:ARM_SHV_FLS-Sicherheitsventil geflanscht DN 50/80',#52923,#52919,'2674044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406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3j</text:p>
          </table:table-cell>
          <table:table-cell office:value-type="string" table:style-name="t">
            <text:p>2674065</text:p>
          </table:table-cell>
          <table:table-cell office:value-type="string" table:style-name="t">
            <text:p>#53201=IfcValve('2bNWnogtTE4gV0bXdzou3j',#18,'anex_ARM_SHV_FLS:ARM_SHV_FLS-Sicherheitsventil geflanscht DN 50/80:2674065',$,'anex_ARM_SHV_FLS:ARM_SHV_FLS-Sicherheitsventil geflanscht DN 50/80',#53200,#53196,'2674065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25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3s</text:p>
          </table:table-cell>
          <table:table-cell office:value-type="string" table:style-name="t">
            <text:p>2682250</text:p>
          </table:table-cell>
          <table:table-cell office:value-type="string" table:style-name="t">
            <text:p>#77868=IfcValve('2bNWnogtTE4gV0bXdzow3s',#18,'anex_ARM_ASK_HAR:ARM_ASK_HAR-Absperrklappe Handrad:2682250',$,'anex_ARM_ASK_HAR:ARM_ASK_HAR-Absperrklappe Handrad',#77867,#77863,'2682250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28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3J</text:p>
          </table:table-cell>
          <table:table-cell office:value-type="string" table:style-name="t">
            <text:p>2682287</text:p>
          </table:table-cell>
          <table:table-cell office:value-type="string" table:style-name="t">
            <text:p>#78454=IfcValve('2bNWnogtTE4gV0bXdzow3J',#18,'anex_ARM_ASK_HAR:ARM_ASK_HAR-Absperrklappe Handrad:2682287',$,'anex_ARM_ASK_HAR:ARM_ASK_HAR-Absperrklappe Handrad',#78453,#78449,'2682287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32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2a</text:p>
          </table:table-cell>
          <table:table-cell office:value-type="string" table:style-name="t">
            <text:p>2682328</text:p>
          </table:table-cell>
          <table:table-cell office:value-type="string" table:style-name="t">
            <text:p>#79325=IfcValve('2bNWnogtTE4gV0bXdzow2a',#18,'anex_ARM_ASK_HAR:ARM_ASK_HAR-Absperrklappe Handrad:2682328',$,'anex_ARM_ASK_HAR:ARM_ASK_HAR-Absperrklappe Handrad',#79324,#79320,'2682328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36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Dz</text:p>
          </table:table-cell>
          <table:table-cell office:value-type="string" table:style-name="t">
            <text:p>2682369</text:p>
          </table:table-cell>
          <table:table-cell office:value-type="string" table:style-name="t">
            <text:p>#79831=IfcValve('2bNWnogtTE4gV0bXdzowDz',#18,'anex_ARM_ASK_HAR:ARM_ASK_HAR-Absperrklappe Handrad:2682369',$,'anex_ARM_ASK_HAR:ARM_ASK_HAR-Absperrklappe Handrad',#79830,#79826,'2682369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41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DM</text:p>
          </table:table-cell>
          <table:table-cell office:value-type="string" table:style-name="t">
            <text:p>2682410</text:p>
          </table:table-cell>
          <table:table-cell office:value-type="string" table:style-name="t">
            <text:p>#80314=IfcValve('2bNWnogtTE4gV0bXdzowDM',#18,'anex_ARM_ASK_HAR:ARM_ASK_HAR-Absperrklappe Handrad:2682410',$,'anex_ARM_ASK_HAR:ARM_ASK_HAR-Absperrklappe Handrad',#80313,#80309,'2682410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45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Cl</text:p>
          </table:table-cell>
          <table:table-cell office:value-type="string" table:style-name="t">
            <text:p>2682451</text:p>
          </table:table-cell>
          <table:table-cell office:value-type="string" table:style-name="t">
            <text:p>#80820=IfcValve('2bNWnogtTE4gV0bXdzowCl',#18,'anex_ARM_ASK_HAR:ARM_ASK_HAR-Absperrklappe Handrad:2682451',$,'anex_ARM_ASK_HAR:ARM_ASK_HAR-Absperrklappe Handrad',#80819,#80815,'2682451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2367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Dm11jpyv95RFUx3C7JjGC</text:p>
          </table:table-cell>
          <table:table-cell office:value-type="string" table:style-name="t">
            <text:p>2923673</text:p>
          </table:table-cell>
          <table:table-cell office:value-type="string" table:style-name="t">
            <text:p>#116000=IfcValve('2Dm11jpyv95RFUx3C7JjGC',#18,'anex_ARM_ASK_HAR:ARM_ASK_HAR-Absperrklappe Handrad:2923673',$,'anex_ARM_ASK_HAR:ARM_ASK_HAR-Absperrklappe Handrad',#115999,#115995,'2923673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2369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Dm11jpyv95RFUx3C7JjGu</text:p>
          </table:table-cell>
          <table:table-cell office:value-type="string" table:style-name="t">
            <text:p>2923693</text:p>
          </table:table-cell>
          <table:table-cell office:value-type="string" table:style-name="t">
            <text:p>#116056=IfcValve('2Dm11jpyv95RFUx3C7JjGu',#18,'anex_ARM_ASK_HAR:ARM_ASK_HAR-Absperrklappe Handrad:2923693',$,'anex_ARM_ASK_HAR:ARM_ASK_HAR-Absperrklappe Handrad',#116055,#116051,'2923693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63473</text:p>
          </table:table-cell>
          <table:table-cell office:value-type="string" table:style-name="t">
            <text:p>NULL</text:p>
          </table:table-cell>
          <table:table-cell office:value-type="string" table:style-name="t">
            <text:p>1d901jQOL8kAWV_Cyht9Xs</text:p>
          </table:table-cell>
          <table:table-cell office:value-type="string" table:style-name="t">
            <text:p>2963473</text:p>
          </table:table-cell>
          <table:table-cell office:value-type="string" table:style-name="t">
            <text:p>#122386=IfcValve('1d901jQOL8kAWV_Cyht9Xs',#18,'anex_ARM_ASK_HAR:ARM_ASK_HAR-Absperrklappe Handrad:2963473',$,'anex_ARM_ASK_HAR:ARM_ASK_HAR-Absperrklappe Handrad',#122385,#122380,'2963473',.NOTDEFINED.)</text:p>
          </table:table-cell>
          <table:table-cell office:value-type="string" table:style-name="t">
            <text:p>#122377=IfcValveType('1d901jQOL8kAWV_Cyht9Xq',#18,'anex_ARM_ASK_HAR:ARM_ASK_HAR-Absperrklappe Handrad',$,$,$,(#122376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63745</text:p>
          </table:table-cell>
          <table:table-cell office:value-type="string" table:style-name="t">
            <text:p>NULL</text:p>
          </table:table-cell>
          <table:table-cell office:value-type="string" table:style-name="t">
            <text:p>1d901jQOL8kAWV_Cyht9b6</text:p>
          </table:table-cell>
          <table:table-cell office:value-type="string" table:style-name="t">
            <text:p>2963745</text:p>
          </table:table-cell>
          <table:table-cell office:value-type="string" table:style-name="t">
            <text:p>#122443=IfcValve('1d901jQOL8kAWV_Cyht9b6',#18,'anex_ARM_ASK_HAR:ARM_ASK_HAR-Absperrklappe Handrad:2963745',$,'anex_ARM_ASK_HAR:ARM_ASK_HAR-Absperrklappe Handrad',#122442,#122437,'2963745',.NOTDEFINED.)</text:p>
          </table:table-cell>
          <table:table-cell office:value-type="string" table:style-name="t">
            <text:p>#122377=IfcValveType('1d901jQOL8kAWV_Cyht9Xq',#18,'anex_ARM_ASK_HAR:ARM_ASK_HAR-Absperrklappe Handrad',$,$,$,(#122376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66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zF</text:p>
          </table:table-cell>
          <table:table-cell office:value-type="string" table:style-name="t">
            <text:p>2992667</text:p>
          </table:table-cell>
          <table:table-cell office:value-type="string" table:style-name="t">
            <text:p>#131812=IfcValve('2ecfukl757hhRKjb3hZ0zF',#18,'anex_ARM_ASK_MOT:ARM_ASK_MOT-Absperrklappe motorisiert:2992667',$,'anex_ARM_ASK_MOT:ARM_ASK_MOT-Absperrklappe motorisiert',#131811,#131807,'2992667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67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zq</text:p>
          </table:table-cell>
          <table:table-cell office:value-type="string" table:style-name="t">
            <text:p>2992672</text:p>
          </table:table-cell>
          <table:table-cell office:value-type="string" table:style-name="t">
            <text:p>#132419=IfcValve('2ecfukl757hhRKjb3hZ0zq',#18,'anex_ARM_ASK_HAR:ARM_ASK_HAR-Absperrklappe Handrad:2992672',$,'anex_ARM_ASK_HAR:ARM_ASK_HAR-Absperrklappe Handrad',#132418,#132414,'2992672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70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yK</text:p>
          </table:table-cell>
          <table:table-cell office:value-type="string" table:style-name="t">
            <text:p>2992704</text:p>
          </table:table-cell>
          <table:table-cell office:value-type="string" table:style-name="t">
            <text:p>#133181=IfcValve('2ecfukl757hhRKjb3hZ0yK',#18,'anex_ARM_ASK_MOT:ARM_ASK_MOT-Absperrklappe motorisiert:2992704',$,'anex_ARM_ASK_MOT:ARM_ASK_MOT-Absperrklappe motorisiert',#133180,#133176,'2992704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70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yH</text:p>
          </table:table-cell>
          <table:table-cell office:value-type="string" table:style-name="t">
            <text:p>2992709</text:p>
          </table:table-cell>
          <table:table-cell office:value-type="string" table:style-name="t">
            <text:p>#133263=IfcValve('2ecfukl757hhRKjb3hZ0yH',#18,'anex_ARM_ASK_HAR:ARM_ASK_HAR-Absperrklappe Handrad:2992709',$,'anex_ARM_ASK_HAR:ARM_ASK_HAR-Absperrklappe Handrad',#133262,#133258,'2992709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74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yn</text:p>
          </table:table-cell>
          <table:table-cell office:value-type="string" table:style-name="t">
            <text:p>2992741</text:p>
          </table:table-cell>
          <table:table-cell office:value-type="string" table:style-name="t">
            <text:p>#133646=IfcValve('2ecfukl757hhRKjb3hZ0yn',#18,'anex_ARM_ASK_MOT:ARM_ASK_MOT-Absperrklappe motorisiert:2992741',$,'anex_ARM_ASK_MOT:ARM_ASK_MOT-Absperrklappe motorisiert',#133645,#133641,'2992741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74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y_</text:p>
          </table:table-cell>
          <table:table-cell office:value-type="string" table:style-name="t">
            <text:p>2992746</text:p>
          </table:table-cell>
          <table:table-cell office:value-type="string" table:style-name="t">
            <text:p>#133728=IfcValve('2ecfukl757hhRKjb3hZ0y_',#18,'anex_ARM_ASK_HAR:ARM_ASK_HAR-Absperrklappe Handrad:2992746',$,'anex_ARM_ASK_HAR:ARM_ASK_HAR-Absperrklappe Handrad',#133727,#133723,'2992746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77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$U</text:p>
          </table:table-cell>
          <table:table-cell office:value-type="string" table:style-name="t">
            <text:p>2992778</text:p>
          </table:table-cell>
          <table:table-cell office:value-type="string" table:style-name="t">
            <text:p>#134111=IfcValve('2ecfukl757hhRKjb3hZ0$U',#18,'anex_ARM_ASK_MOT:ARM_ASK_MOT-Absperrklappe motorisiert:2992778',$,'anex_ARM_ASK_MOT:ARM_ASK_MOT-Absperrklappe motorisiert',#134110,#134106,'2992778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78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$R</text:p>
          </table:table-cell>
          <table:table-cell office:value-type="string" table:style-name="t">
            <text:p>2992783</text:p>
          </table:table-cell>
          <table:table-cell office:value-type="string" table:style-name="t">
            <text:p>#134193=IfcValve('2ecfukl757hhRKjb3hZ0$R',#18,'anex_ARM_ASK_HAR:ARM_ASK_HAR-Absperrklappe Handrad:2992783',$,'anex_ARM_ASK_HAR:ARM_ASK_HAR-Absperrklappe Handrad',#134192,#134188,'2992783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83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_H</text:p>
          </table:table-cell>
          <table:table-cell office:value-type="string" table:style-name="t">
            <text:p>2992837</text:p>
          </table:table-cell>
          <table:table-cell office:value-type="string" table:style-name="t">
            <text:p>#134576=IfcValve('2ecfukl757hhRKjb3hZ0_H',#18,'anex_ARM_ASK_MOT:ARM_ASK_MOT-Absperrklappe motorisiert:2992837',$,'anex_ARM_ASK_MOT:ARM_ASK_MOT-Absperrklappe motorisiert',#134575,#134571,'2992837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84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_U</text:p>
          </table:table-cell>
          <table:table-cell office:value-type="string" table:style-name="t">
            <text:p>2992842</text:p>
          </table:table-cell>
          <table:table-cell office:value-type="string" table:style-name="t">
            <text:p>#134658=IfcValve('2ecfukl757hhRKjb3hZ0_U',#18,'anex_ARM_ASK_HAR:ARM_ASK_HAR-Absperrklappe Handrad:2992842',$,'anex_ARM_ASK_HAR:ARM_ASK_HAR-Absperrklappe Handrad',#134657,#134653,'2992842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89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_k</text:p>
          </table:table-cell>
          <table:table-cell office:value-type="string" table:style-name="t">
            <text:p>2992890</text:p>
          </table:table-cell>
          <table:table-cell office:value-type="string" table:style-name="t">
            <text:p>#135041=IfcValve('2ecfukl757hhRKjb3hZ0_k',#18,'anex_ARM_ASK_MOT:ARM_ASK_MOT-Absperrklappe motorisiert:2992890',$,'anex_ARM_ASK_MOT:ARM_ASK_MOT-Absperrklappe motorisiert',#135040,#135036,'2992890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89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_h</text:p>
          </table:table-cell>
          <table:table-cell office:value-type="string" table:style-name="t">
            <text:p>2992895</text:p>
          </table:table-cell>
          <table:table-cell office:value-type="string" table:style-name="t">
            <text:p>#135123=IfcValve('2ecfukl757hhRKjb3hZ0_h',#18,'anex_ARM_ASK_HAR:ARM_ASK_HAR-Absperrklappe Handrad:2992895',$,'anex_ARM_ASK_HAR:ARM_ASK_HAR-Absperrklappe Handrad',#135122,#135118,'2992895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mflo-mag-pro:amflo-mag-pro DN800:299413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g6</text:p>
          </table:table-cell>
          <table:table-cell office:value-type="string" table:style-name="t">
            <text:p>2994130</text:p>
          </table:table-cell>
          <table:table-cell office:value-type="string" table:style-name="t">
            <text:p>#136545=IfcValve('2ecfukl757hhRKjb3hZ0g6',#18,'amflo-mag-pro:amflo-mag-pro DN800:2994130',$,'amflo-mag-pro:amflo-mag-pro DN800',#136544,#136539,'2994130',.NOTDEFINED.)</text:p>
          </table:table-cell>
          <table:table-cell office:value-type="string" table:style-name="t">
            <text:p>#136536=IfcValveType('378e8sygH4kPbOGjytfD7Y',#18,'amflo-mag-pro:amflo-mag-pro DN800',$,$,(#136561),(#136535),'2014109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8437</text:p>
          </table:table-cell>
          <table:table-cell office:value-type="string" table:style-name="t">
            <text:p>NULL</text:p>
          </table:table-cell>
          <table:table-cell office:value-type="string" table:style-name="t">
            <text:p>1JVz7__1zBoB7e9w8OlfD3</text:p>
          </table:table-cell>
          <table:table-cell office:value-type="string" table:style-name="t">
            <text:p>2998437</text:p>
          </table:table-cell>
          <table:table-cell office:value-type="string" table:style-name="t">
            <text:p>#140835=IfcValve('1JVz7__1zBoB7e9w8OlfD3',#18,'anex_ARM_ASK_HAR:ARM_ASK_HAR-Absperrklappe Handrad:2998437',$,'anex_ARM_ASK_HAR:ARM_ASK_HAR-Absperrklappe Handrad',#140834,#140830,'2998437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8515</text:p>
          </table:table-cell>
          <table:table-cell office:value-type="string" table:style-name="t">
            <text:p>NULL</text:p>
          </table:table-cell>
          <table:table-cell office:value-type="string" table:style-name="t">
            <text:p>1JVz7__1zBoB7e9w8OlfCL</text:p>
          </table:table-cell>
          <table:table-cell office:value-type="string" table:style-name="t">
            <text:p>2998515</text:p>
          </table:table-cell>
          <table:table-cell office:value-type="string" table:style-name="t">
            <text:p>#140893=IfcValve('1JVz7__1zBoB7e9w8OlfCL',#18,'anex_ARM_ASK_HAR:ARM_ASK_HAR-Absperrklappe Handrad:2998515',$,'anex_ARM_ASK_HAR:ARM_ASK_HAR-Absperrklappe Handrad',#140892,#140887,'2998515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  <table:table-row>
          <table:table-cell office:value-type="string" table:style-name="t">
            <text:p>Durchmesser DN data shall be {} and in the dataset Pset_ANEX</text:p>
          </table:table-cell>
          <table:table-cell office:value-type="string" table:style-name="t">
            <text:p>The property's data type "IfcText" does not match the required data type of "IfcLengthMeasure"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8526</text:p>
          </table:table-cell>
          <table:table-cell office:value-type="string" table:style-name="t">
            <text:p>NULL</text:p>
          </table:table-cell>
          <table:table-cell office:value-type="string" table:style-name="t">
            <text:p>1JVz7__1zBoB7e9w8OlfCO</text:p>
          </table:table-cell>
          <table:table-cell office:value-type="string" table:style-name="t">
            <text:p>2998526</text:p>
          </table:table-cell>
          <table:table-cell office:value-type="string" table:style-name="t">
            <text:p>#140951=IfcValve('1JVz7__1zBoB7e9w8OlfCO',#18,'anex_ARM_ASK_HAR:ARM_ASK_HAR-Absperrklappe Handrad:2998526',$,'anex_ARM_ASK_HAR:ARM_ASK_HAR-Absperrklappe Handrad',#140950,#140945,'2998526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1:ARM_ASK_HAR-Absperrklappe Handrad 2:2613200</text:p>
          </table:table-cell>
          <table:table-cell office:value-type="string" table:style-name="t">
            <text:p>NULL</text:p>
          </table:table-cell>
          <table:table-cell office:value-type="string" table:style-name="t">
            <text:p>0pPamkQ6P0URY8EZMBTgkv</text:p>
          </table:table-cell>
          <table:table-cell office:value-type="string" table:style-name="t">
            <text:p>2613200</text:p>
          </table:table-cell>
          <table:table-cell office:value-type="string" table:style-name="t">
            <text:p>#11000=IfcValve('0pPamkQ6P0URY8EZMBTgkv',#18,'anex_ARM_ASK_HAR1:ARM_ASK_HAR-Absperrklappe Handrad 2:2613200',$,'anex_ARM_ASK_HAR1:ARM_ASK_HAR-Absperrklappe Handrad 2',#10999,#10995,'2613200',.NOTDEFINED.)</text:p>
          </table:table-cell>
          <table:table-cell office:value-type="string" table:style-name="t">
            <text:p>#10992=IfcValveType('3sbRdvBp50NgiVI9yCm7JB',#18,'anex_ARM_ASK_HAR1:ARM_ASK_HAR-Absperrklappe Handrad 2',$,$,$,(#10991),'2556156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1:ARM_ASK_HAR-Absperrklappe Handrad 2:2613227</text:p>
          </table:table-cell>
          <table:table-cell office:value-type="string" table:style-name="t">
            <text:p>NULL</text:p>
          </table:table-cell>
          <table:table-cell office:value-type="string" table:style-name="t">
            <text:p>0pPamkQ6P0URY8EZMBTgk2</text:p>
          </table:table-cell>
          <table:table-cell office:value-type="string" table:style-name="t">
            <text:p>2613227</text:p>
          </table:table-cell>
          <table:table-cell office:value-type="string" table:style-name="t">
            <text:p>#12257=IfcValve('0pPamkQ6P0URY8EZMBTgk2',#18,'anex_ARM_ASK_HAR1:ARM_ASK_HAR-Absperrklappe Handrad 2:2613227',$,'anex_ARM_ASK_HAR1:ARM_ASK_HAR-Absperrklappe Handrad 2',#12256,#12252,'2613227',.NOTDEFINED.)</text:p>
          </table:table-cell>
          <table:table-cell office:value-type="string" table:style-name="t">
            <text:p>#12249=IfcValveType('3sbRdvBp50NgiVI9yCm7J0',#18,'anex_ARM_ASK_HAR1:ARM_ASK_HAR-Absperrklappe Handrad 2',$,$,$,(#12248),'2556156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1:ARM_ASK_HAR-Absperrklappe Handrad 2:2613266</text:p>
          </table:table-cell>
          <table:table-cell office:value-type="string" table:style-name="t">
            <text:p>NULL</text:p>
          </table:table-cell>
          <table:table-cell office:value-type="string" table:style-name="t">
            <text:p>0pPamkQ6P0URY8EZMBTfHx</text:p>
          </table:table-cell>
          <table:table-cell office:value-type="string" table:style-name="t">
            <text:p>2613266</text:p>
          </table:table-cell>
          <table:table-cell office:value-type="string" table:style-name="t">
            <text:p>#12903=IfcValve('0pPamkQ6P0URY8EZMBTfHx',#18,'anex_ARM_ASK_HAR1:ARM_ASK_HAR-Absperrklappe Handrad 2:2613266',$,'anex_ARM_ASK_HAR1:ARM_ASK_HAR-Absperrklappe Handrad 2',#12902,#12898,'2613266',.NOTDEFINED.)</text:p>
          </table:table-cell>
          <table:table-cell office:value-type="string" table:style-name="t">
            <text:p>#12249=IfcValveType('3sbRdvBp50NgiVI9yCm7J0',#18,'anex_ARM_ASK_HAR1:ARM_ASK_HAR-Absperrklappe Handrad 2',$,$,$,(#12248),'2556156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1:ARM_ASK_HAR-Absperrklappe Handrad 2:2613269</text:p>
          </table:table-cell>
          <table:table-cell office:value-type="string" table:style-name="t">
            <text:p>NULL</text:p>
          </table:table-cell>
          <table:table-cell office:value-type="string" table:style-name="t">
            <text:p>0pPamkQ6P0URY8EZMBTfHy</text:p>
          </table:table-cell>
          <table:table-cell office:value-type="string" table:style-name="t">
            <text:p>2613269</text:p>
          </table:table-cell>
          <table:table-cell office:value-type="string" table:style-name="t">
            <text:p>#12957=IfcValve('0pPamkQ6P0URY8EZMBTfHy',#18,'anex_ARM_ASK_HAR1:ARM_ASK_HAR-Absperrklappe Handrad 2:2613269',$,'anex_ARM_ASK_HAR1:ARM_ASK_HAR-Absperrklappe Handrad 2',#12956,#12952,'2613269',.NOTDEFINED.)</text:p>
          </table:table-cell>
          <table:table-cell office:value-type="string" table:style-name="t">
            <text:p>#12249=IfcValveType('3sbRdvBp50NgiVI9yCm7J0',#18,'anex_ARM_ASK_HAR1:ARM_ASK_HAR-Absperrklappe Handrad 2',$,$,$,(#12248),'2556156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4416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1OyBWaD8UQZ7OE_Jn7Pb</text:p>
          </table:table-cell>
          <table:table-cell office:value-type="string" table:style-name="t">
            <text:p>2644160</text:p>
          </table:table-cell>
          <table:table-cell office:value-type="string" table:style-name="t">
            <text:p>#21733=IfcValve('2E1OyBWaD8UQZ7OE_Jn7Pb',#18,'anex_ARM_ASK_HAR:ARM_ASK_HAR-Absperrklappe Handrad:2644160',$,'anex_ARM_ASK_HAR:ARM_ASK_HAR-Absperrklappe Handrad',#21732,#21728,'2644160',.NOTDEFINED.)</text:p>
          </table:table-cell>
          <table:table-cell office:value-type="string" table:style-name="t">
            <text:p>#21725=IfcValveType('1U1lW4AcrA09k53UB0KXAg',#18,'anex_ARM_ASK_HAR:ARM_ASK_HAR-Absperrklappe Handrad',$,$,$,(#21724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4416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1OyBWaD8UQZ7OE_Jn7PY</text:p>
          </table:table-cell>
          <table:table-cell office:value-type="string" table:style-name="t">
            <text:p>2644167</text:p>
          </table:table-cell>
          <table:table-cell office:value-type="string" table:style-name="t">
            <text:p>#22423=IfcValve('2E1OyBWaD8UQZ7OE_Jn7PY',#18,'anex_ARM_ASK_HAR:ARM_ASK_HAR-Absperrklappe Handrad:2644167',$,'anex_ARM_ASK_HAR:ARM_ASK_HAR-Absperrklappe Handrad',#22422,#22418,'2644167',.NOTDEFINED.)</text:p>
          </table:table-cell>
          <table:table-cell office:value-type="string" table:style-name="t">
            <text:p>#22415=IfcValveType('2E1OyBWaD8UQZ7OE_Jn7Pg',#18,'anex_ARM_ASK_HAR:ARM_ASK_HAR-Absperrklappe Handrad',$,$,$,(#22414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5758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y1E</text:p>
          </table:table-cell>
          <table:table-cell office:value-type="string" table:style-name="t">
            <text:p>2657586</text:p>
          </table:table-cell>
          <table:table-cell office:value-type="string" table:style-name="t">
            <text:p>#24493=IfcValve('2bNWnogtTE4gV0bXdzoy1E',#18,'anex_ARM_ASK_HAR:ARM_ASK_HAR-Absperrklappe Handrad:2657586',$,'anex_ARM_ASK_HAR:ARM_ASK_HAR-Absperrklappe Handrad',#24492,#24489,'2657586',.NOTDEFINED.)</text:p>
          </table:table-cell>
          <table:table-cell office:value-type="string" table:style-name="t">
            <text:p>#21725=IfcValveType('1U1lW4AcrA09k53UB0KXAg',#18,'anex_ARM_ASK_HAR:ARM_ASK_HAR-Absperrklappe Handrad',$,$,$,(#21724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RN 31201.22 Standard-Verteilbatterie mit Redfil r�cksp�lbar:31201.22:267272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Ka</text:p>
          </table:table-cell>
          <table:table-cell office:value-type="string" table:style-name="t">
            <text:p>2672728</text:p>
          </table:table-cell>
          <table:table-cell office:value-type="string" table:style-name="t">
            <text:p>#24780=IfcValve('2bNWnogtTE4gV0bXdzouKa',#18,'RN 31201.22 Standard-Verteilbatterie mit Redfil r�cksp�lbar:31201.22:2672728',$,'RN 31201.22 Standard-Verteilbatterie mit Redfil r�cksp�lbar:31201.22',#24779,#24775,'2672728',.NOTDEFINED.)</text:p>
          </table:table-cell>
          <table:table-cell office:value-type="string" table:style-name="t">
            <text:p>#24772=IfcValveType('0pPamkQ6P0URY8EZMBUKlv',#18,'RN 31201.22 Standard-Verteilbatterie mit Redfil r�cksp�lbar:31201.22',$,$,(#24794),(#24771),'2621186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293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HO</text:p>
          </table:table-cell>
          <table:table-cell office:value-type="string" table:style-name="t">
            <text:p>2672932</text:p>
          </table:table-cell>
          <table:table-cell office:value-type="string" table:style-name="t">
            <text:p>#29685=IfcValve('2bNWnogtTE4gV0bXdzouHO',#18,'anex_ARM_KUH_GES:ARM_KUH_GES-Kugelhahn verschraubt DN 50 2":2672932',$,'anex_ARM_KUH_GES:ARM_KUH_GES-Kugelhahn verschraubt DN 50 2"',#29684,#29680,'2672932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294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HH</text:p>
          </table:table-cell>
          <table:table-cell office:value-type="string" table:style-name="t">
            <text:p>2672941</text:p>
          </table:table-cell>
          <table:table-cell office:value-type="string" table:style-name="t">
            <text:p>#29964=IfcValve('2bNWnogtTE4gV0bXdzouHH',#18,'anex_ARM_KUH_GES:ARM_KUH_GES-Kugelhahn verschraubt DN 50 2":2672941',$,'anex_ARM_KUH_GES:ARM_KUH_GES-Kugelhahn verschraubt DN 50 2"',#29963,#29959,'2672941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295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H2</text:p>
          </table:table-cell>
          <table:table-cell office:value-type="string" table:style-name="t">
            <text:p>2672958</text:p>
          </table:table-cell>
          <table:table-cell office:value-type="string" table:style-name="t">
            <text:p>#30849=IfcValve('2bNWnogtTE4gV0bXdzouH2',#18,'anex_ARM_KUH_GES:ARM_KUH_GES-Kugelhahn verschraubt DN 50 2":2672958',$,'anex_ARM_KUH_GES:ARM_KUH_GES-Kugelhahn verschraubt DN 50 2"',#30848,#30844,'2672958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296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x</text:p>
          </table:table-cell>
          <table:table-cell office:value-type="string" table:style-name="t">
            <text:p>2672967</text:p>
          </table:table-cell>
          <table:table-cell office:value-type="string" table:style-name="t">
            <text:p>#30973=IfcValve('2bNWnogtTE4gV0bXdzouGx',#18,'anex_ARM_KUH_GES:ARM_KUH_GES-Kugelhahn verschraubt DN 50 2":2672967',$,'anex_ARM_KUH_GES:ARM_KUH_GES-Kugelhahn verschraubt DN 50 2"',#30972,#30968,'2672967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298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d</text:p>
          </table:table-cell>
          <table:table-cell office:value-type="string" table:style-name="t">
            <text:p>2672987</text:p>
          </table:table-cell>
          <table:table-cell office:value-type="string" table:style-name="t">
            <text:p>#34482=IfcValve('2bNWnogtTE4gV0bXdzouGd',#18,'anex_ARM_ASK_HAR:ARM_ASK_HAR-Absperrklappe Handrad:2672987',$,'anex_ARM_ASK_HAR:ARM_ASK_HAR-Absperrklappe Handrad',#34481,#34476,'2672987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01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E</text:p>
          </table:table-cell>
          <table:table-cell office:value-type="string" table:style-name="t">
            <text:p>2673010</text:p>
          </table:table-cell>
          <table:table-cell office:value-type="string" table:style-name="t">
            <text:p>#34804=IfcValve('2bNWnogtTE4gV0bXdzouGE',#18,'anex_ARM_ASK_HAR:ARM_ASK_HAR-Absperrklappe Handrad:2673010',$,'anex_ARM_ASK_HAR:ARM_ASK_HAR-Absperrklappe Handrad',#34803,#34799,'267301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01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9</text:p>
          </table:table-cell>
          <table:table-cell office:value-type="string" table:style-name="t">
            <text:p>2673013</text:p>
          </table:table-cell>
          <table:table-cell office:value-type="string" table:style-name="t">
            <text:p>#35548=IfcValve('2bNWnogtTE4gV0bXdzouG9',#18,'anex_ARM_ASK_MOT:ARM_ASK_MOT-Absperrklappe motorisiert:2673013',$,'anex_ARM_ASK_MOT:ARM_ASK_MOT-Absperrklappe motorisiert',#35547,#35542,'2673013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01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6</text:p>
          </table:table-cell>
          <table:table-cell office:value-type="string" table:style-name="t">
            <text:p>2673018</text:p>
          </table:table-cell>
          <table:table-cell office:value-type="string" table:style-name="t">
            <text:p>#35634=IfcValve('2bNWnogtTE4gV0bXdzouG6',#18,'anex_ARM_ASK_MOT:ARM_ASK_MOT-Absperrklappe motorisiert:2673018',$,'anex_ARM_ASK_MOT:ARM_ASK_MOT-Absperrklappe motorisiert',#35633,#35628,'2673018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02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G3</text:p>
          </table:table-cell>
          <table:table-cell office:value-type="string" table:style-name="t">
            <text:p>2673023</text:p>
          </table:table-cell>
          <table:table-cell office:value-type="string" table:style-name="t">
            <text:p>#37047=IfcValve('2bNWnogtTE4gV0bXdzouG3',#18,'anex_ARM_SHV_FLS:ARM_SHV_FLS-Sicherheitsventil geflanscht DN 50/80:2673023',$,'anex_ARM_SHV_FLS:ARM_SHV_FLS-Sicherheitsventil geflanscht DN 50/80',#37046,#37042,'2673023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04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Je</text:p>
          </table:table-cell>
          <table:table-cell office:value-type="string" table:style-name="t">
            <text:p>2673044</text:p>
          </table:table-cell>
          <table:table-cell office:value-type="string" table:style-name="t">
            <text:p>#38905=IfcValve('2bNWnogtTE4gV0bXdzouJe',#18,'anex_ARM_SHV_FLS:ARM_SHV_FLS-Sicherheitsventil geflanscht DN 50/80:2673044',$,'anex_ARM_SHV_FLS:ARM_SHV_FLS-Sicherheitsventil geflanscht DN 50/80',#38904,#38900,'2673044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07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JB</text:p>
          </table:table-cell>
          <table:table-cell office:value-type="string" table:style-name="t">
            <text:p>2673079</text:p>
          </table:table-cell>
          <table:table-cell office:value-type="string" table:style-name="t">
            <text:p>#40174=IfcValve('2bNWnogtTE4gV0bXdzouJB',#18,'anex_ARM_KUH_GES:ARM_KUH_GES-Kugelhahn verschraubt DN 50 2":2673079',$,'anex_ARM_KUH_GES:ARM_KUH_GES-Kugelhahn verschraubt DN 50 2"',#40173,#40169,'2673079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08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Iy</text:p>
          </table:table-cell>
          <table:table-cell office:value-type="string" table:style-name="t">
            <text:p>2673088</text:p>
          </table:table-cell>
          <table:table-cell office:value-type="string" table:style-name="t">
            <text:p>#40298=IfcValve('2bNWnogtTE4gV0bXdzouIy',#18,'anex_ARM_KUH_GES:ARM_KUH_GES-Kugelhahn verschraubt DN 50 2":2673088',$,'anex_ARM_KUH_GES:ARM_KUH_GES-Kugelhahn verschraubt DN 50 2"',#40297,#40293,'2673088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10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Ij</text:p>
          </table:table-cell>
          <table:table-cell office:value-type="string" table:style-name="t">
            <text:p>2673105</text:p>
          </table:table-cell>
          <table:table-cell office:value-type="string" table:style-name="t">
            <text:p>#40519=IfcValve('2bNWnogtTE4gV0bXdzouIj',#18,'anex_ARM_KUH_GES:ARM_KUH_GES-Kugelhahn verschraubt DN 50 2":2673105',$,'anex_ARM_KUH_GES:ARM_KUH_GES-Kugelhahn verschraubt DN 50 2"',#40518,#40514,'2673105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11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Ic</text:p>
          </table:table-cell>
          <table:table-cell office:value-type="string" table:style-name="t">
            <text:p>2673114</text:p>
          </table:table-cell>
          <table:table-cell office:value-type="string" table:style-name="t">
            <text:p>#40643=IfcValve('2bNWnogtTE4gV0bXdzouIc',#18,'anex_ARM_KUH_GES:ARM_KUH_GES-Kugelhahn verschraubt DN 50 2":2673114',$,'anex_ARM_KUH_GES:ARM_KUH_GES-Kugelhahn verschraubt DN 50 2"',#40642,#40638,'2673114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13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II</text:p>
          </table:table-cell>
          <table:table-cell office:value-type="string" table:style-name="t">
            <text:p>2673134</text:p>
          </table:table-cell>
          <table:table-cell office:value-type="string" table:style-name="t">
            <text:p>#40855=IfcValve('2bNWnogtTE4gV0bXdzouII',#18,'anex_ARM_ASK_HAR:ARM_ASK_HAR-Absperrklappe Handrad:2673134',$,'anex_ARM_ASK_HAR:ARM_ASK_HAR-Absperrklappe Handrad',#40854,#40849,'2673134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15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v</text:p>
          </table:table-cell>
          <table:table-cell office:value-type="string" table:style-name="t">
            <text:p>2673157</text:p>
          </table:table-cell>
          <table:table-cell office:value-type="string" table:style-name="t">
            <text:p>#41121=IfcValve('2bNWnogtTE4gV0bXdzouTv',#18,'anex_ARM_ASK_HAR:ARM_ASK_HAR-Absperrklappe Handrad:2673157',$,'anex_ARM_ASK_HAR:ARM_ASK_HAR-Absperrklappe Handrad',#41120,#41116,'2673157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16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q</text:p>
          </table:table-cell>
          <table:table-cell office:value-type="string" table:style-name="t">
            <text:p>2673160</text:p>
          </table:table-cell>
          <table:table-cell office:value-type="string" table:style-name="t">
            <text:p>#41178=IfcValve('2bNWnogtTE4gV0bXdzouTq',#18,'anex_ARM_ASK_MOT:ARM_ASK_MOT-Absperrklappe motorisiert:2673160',$,'anex_ARM_ASK_MOT:ARM_ASK_MOT-Absperrklappe motorisiert',#41177,#41172,'2673160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16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n</text:p>
          </table:table-cell>
          <table:table-cell office:value-type="string" table:style-name="t">
            <text:p>2673165</text:p>
          </table:table-cell>
          <table:table-cell office:value-type="string" table:style-name="t">
            <text:p>#41261=IfcValve('2bNWnogtTE4gV0bXdzouTn',#18,'anex_ARM_ASK_MOT:ARM_ASK_MOT-Absperrklappe motorisiert:2673165',$,'anex_ARM_ASK_MOT:ARM_ASK_MOT-Absperrklappe motorisiert',#41260,#41255,'2673165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17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k</text:p>
          </table:table-cell>
          <table:table-cell office:value-type="string" table:style-name="t">
            <text:p>2673170</text:p>
          </table:table-cell>
          <table:table-cell office:value-type="string" table:style-name="t">
            <text:p>#41336=IfcValve('2bNWnogtTE4gV0bXdzouTk',#18,'anex_ARM_SHV_FLS:ARM_SHV_FLS-Sicherheitsventil geflanscht DN 50/80:2673170',$,'anex_ARM_SHV_FLS:ARM_SHV_FLS-Sicherheitsventil geflanscht DN 50/80',#41335,#41331,'2673170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19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TR</text:p>
          </table:table-cell>
          <table:table-cell office:value-type="string" table:style-name="t">
            <text:p>2673191</text:p>
          </table:table-cell>
          <table:table-cell office:value-type="string" table:style-name="t">
            <text:p>#41613=IfcValve('2bNWnogtTE4gV0bXdzouTR',#18,'anex_ARM_SHV_FLS:ARM_SHV_FLS-Sicherheitsventil geflanscht DN 50/80:2673191',$,'anex_ARM_SHV_FLS:ARM_SHV_FLS-Sicherheitsventil geflanscht DN 50/80',#41612,#41608,'2673191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22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Sr</text:p>
          </table:table-cell>
          <table:table-cell office:value-type="string" table:style-name="t">
            <text:p>2673225</text:p>
          </table:table-cell>
          <table:table-cell office:value-type="string" table:style-name="t">
            <text:p>#41993=IfcValve('2bNWnogtTE4gV0bXdzouSr',#18,'anex_ARM_KUH_GES:ARM_KUH_GES-Kugelhahn verschraubt DN 50 2":2673225',$,'anex_ARM_KUH_GES:ARM_KUH_GES-Kugelhahn verschraubt DN 50 2"',#41992,#41988,'2673225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23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Sk</text:p>
          </table:table-cell>
          <table:table-cell office:value-type="string" table:style-name="t">
            <text:p>2673234</text:p>
          </table:table-cell>
          <table:table-cell office:value-type="string" table:style-name="t">
            <text:p>#42117=IfcValve('2bNWnogtTE4gV0bXdzouSk',#18,'anex_ARM_KUH_GES:ARM_KUH_GES-Kugelhahn verschraubt DN 50 2":2673234',$,'anex_ARM_KUH_GES:ARM_KUH_GES-Kugelhahn verschraubt DN 50 2"',#42116,#42112,'2673234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25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SV</text:p>
          </table:table-cell>
          <table:table-cell office:value-type="string" table:style-name="t">
            <text:p>2673251</text:p>
          </table:table-cell>
          <table:table-cell office:value-type="string" table:style-name="t">
            <text:p>#42338=IfcValve('2bNWnogtTE4gV0bXdzouSV',#18,'anex_ARM_KUH_GES:ARM_KUH_GES-Kugelhahn verschraubt DN 50 2":2673251',$,'anex_ARM_KUH_GES:ARM_KUH_GES-Kugelhahn verschraubt DN 50 2"',#42337,#42333,'2673251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26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SG</text:p>
          </table:table-cell>
          <table:table-cell office:value-type="string" table:style-name="t">
            <text:p>2673260</text:p>
          </table:table-cell>
          <table:table-cell office:value-type="string" table:style-name="t">
            <text:p>#42462=IfcValve('2bNWnogtTE4gV0bXdzouSG',#18,'anex_ARM_KUH_GES:ARM_KUH_GES-Kugelhahn verschraubt DN 50 2":2673260',$,'anex_ARM_KUH_GES:ARM_KUH_GES-Kugelhahn verschraubt DN 50 2"',#42461,#42457,'2673260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28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y</text:p>
          </table:table-cell>
          <table:table-cell office:value-type="string" table:style-name="t">
            <text:p>2673280</text:p>
          </table:table-cell>
          <table:table-cell office:value-type="string" table:style-name="t">
            <text:p>#42758=IfcValve('2bNWnogtTE4gV0bXdzouVy',#18,'anex_ARM_ASK_HAR:ARM_ASK_HAR-Absperrklappe Handrad:2673280',$,'anex_ARM_ASK_HAR:ARM_ASK_HAR-Absperrklappe Handrad',#42757,#42752,'267328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30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h</text:p>
          </table:table-cell>
          <table:table-cell office:value-type="string" table:style-name="t">
            <text:p>2673303</text:p>
          </table:table-cell>
          <table:table-cell office:value-type="string" table:style-name="t">
            <text:p>#43080=IfcValve('2bNWnogtTE4gV0bXdzouVh',#18,'anex_ARM_ASK_HAR:ARM_ASK_HAR-Absperrklappe Handrad:2673303',$,'anex_ARM_ASK_HAR:ARM_ASK_HAR-Absperrklappe Handrad',#43079,#43075,'2673303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30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c</text:p>
          </table:table-cell>
          <table:table-cell office:value-type="string" table:style-name="t">
            <text:p>2673306</text:p>
          </table:table-cell>
          <table:table-cell office:value-type="string" table:style-name="t">
            <text:p>#43137=IfcValve('2bNWnogtTE4gV0bXdzouVc',#18,'anex_ARM_ASK_MOT:ARM_ASK_MOT-Absperrklappe motorisiert:2673306',$,'anex_ARM_ASK_MOT:ARM_ASK_MOT-Absperrklappe motorisiert',#43136,#43131,'2673306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31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Z</text:p>
          </table:table-cell>
          <table:table-cell office:value-type="string" table:style-name="t">
            <text:p>2673311</text:p>
          </table:table-cell>
          <table:table-cell office:value-type="string" table:style-name="t">
            <text:p>#43192=IfcValve('2bNWnogtTE4gV0bXdzouVZ',#18,'anex_ARM_ASK_MOT:ARM_ASK_MOT-Absperrklappe motorisiert:2673311',$,'anex_ARM_ASK_MOT:ARM_ASK_MOT-Absperrklappe motorisiert',#43191,#43186,'2673311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31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O</text:p>
          </table:table-cell>
          <table:table-cell office:value-type="string" table:style-name="t">
            <text:p>2673316</text:p>
          </table:table-cell>
          <table:table-cell office:value-type="string" table:style-name="t">
            <text:p>#43267=IfcValve('2bNWnogtTE4gV0bXdzouVO',#18,'anex_ARM_SHV_FLS:ARM_SHV_FLS-Sicherheitsventil geflanscht DN 50/80:2673316',$,'anex_ARM_SHV_FLS:ARM_SHV_FLS-Sicherheitsventil geflanscht DN 50/80',#43266,#43262,'2673316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33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V5</text:p>
          </table:table-cell>
          <table:table-cell office:value-type="string" table:style-name="t">
            <text:p>2673337</text:p>
          </table:table-cell>
          <table:table-cell office:value-type="string" table:style-name="t">
            <text:p>#43544=IfcValve('2bNWnogtTE4gV0bXdzouV5',#18,'anex_ARM_SHV_FLS:ARM_SHV_FLS-Sicherheitsventil geflanscht DN 50/80:2673337',$,'anex_ARM_SHV_FLS:ARM_SHV_FLS-Sicherheitsventil geflanscht DN 50/80',#43543,#43539,'2673337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37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UW</text:p>
          </table:table-cell>
          <table:table-cell office:value-type="string" table:style-name="t">
            <text:p>2673372</text:p>
          </table:table-cell>
          <table:table-cell office:value-type="string" table:style-name="t">
            <text:p>#43952=IfcValve('2bNWnogtTE4gV0bXdzouUW',#18,'anex_ARM_KUH_GES:ARM_KUH_GES-Kugelhahn verschraubt DN 50 2":2673372',$,'anex_ARM_KUH_GES:ARM_KUH_GES-Kugelhahn verschraubt DN 50 2"',#43951,#43947,'2673372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38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UP</text:p>
          </table:table-cell>
          <table:table-cell office:value-type="string" table:style-name="t">
            <text:p>2673381</text:p>
          </table:table-cell>
          <table:table-cell office:value-type="string" table:style-name="t">
            <text:p>#44076=IfcValve('2bNWnogtTE4gV0bXdzouUP',#18,'anex_ARM_KUH_GES:ARM_KUH_GES-Kugelhahn verschraubt DN 50 2":2673381',$,'anex_ARM_KUH_GES:ARM_KUH_GES-Kugelhahn verschraubt DN 50 2"',#44075,#44071,'2673381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39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UA</text:p>
          </table:table-cell>
          <table:table-cell office:value-type="string" table:style-name="t">
            <text:p>2673398</text:p>
          </table:table-cell>
          <table:table-cell office:value-type="string" table:style-name="t">
            <text:p>#44297=IfcValve('2bNWnogtTE4gV0bXdzouUA',#18,'anex_ARM_KUH_GES:ARM_KUH_GES-Kugelhahn verschraubt DN 50 2":2673398',$,'anex_ARM_KUH_GES:ARM_KUH_GES-Kugelhahn verschraubt DN 50 2"',#44296,#44292,'2673398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40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U3</text:p>
          </table:table-cell>
          <table:table-cell office:value-type="string" table:style-name="t">
            <text:p>2673407</text:p>
          </table:table-cell>
          <table:table-cell office:value-type="string" table:style-name="t">
            <text:p>#44421=IfcValve('2bNWnogtTE4gV0bXdzouU3',#18,'anex_ARM_KUH_GES:ARM_KUH_GES-Kugelhahn verschraubt DN 50 2":2673407',$,'anex_ARM_KUH_GES:ARM_KUH_GES-Kugelhahn verschraubt DN 50 2"',#44420,#44416,'2673407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42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Pl</text:p>
          </table:table-cell>
          <table:table-cell office:value-type="string" table:style-name="t">
            <text:p>2673427</text:p>
          </table:table-cell>
          <table:table-cell office:value-type="string" table:style-name="t">
            <text:p>#44717=IfcValve('2bNWnogtTE4gV0bXdzouPl',#18,'anex_ARM_ASK_HAR:ARM_ASK_HAR-Absperrklappe Handrad:2673427',$,'anex_ARM_ASK_HAR:ARM_ASK_HAR-Absperrklappe Handrad',#44716,#44711,'2673427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45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PM</text:p>
          </table:table-cell>
          <table:table-cell office:value-type="string" table:style-name="t">
            <text:p>2673450</text:p>
          </table:table-cell>
          <table:table-cell office:value-type="string" table:style-name="t">
            <text:p>#45011=IfcValve('2bNWnogtTE4gV0bXdzouPM',#18,'anex_ARM_ASK_HAR:ARM_ASK_HAR-Absperrklappe Handrad:2673450',$,'anex_ARM_ASK_HAR:ARM_ASK_HAR-Absperrklappe Handrad',#45010,#45006,'267345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45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PH</text:p>
          </table:table-cell>
          <table:table-cell office:value-type="string" table:style-name="t">
            <text:p>2673453</text:p>
          </table:table-cell>
          <table:table-cell office:value-type="string" table:style-name="t">
            <text:p>#45068=IfcValve('2bNWnogtTE4gV0bXdzouPH',#18,'anex_ARM_ASK_MOT:ARM_ASK_MOT-Absperrklappe motorisiert:2673453',$,'anex_ARM_ASK_MOT:ARM_ASK_MOT-Absperrklappe motorisiert',#45067,#45062,'2673453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46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PA</text:p>
          </table:table-cell>
          <table:table-cell office:value-type="string" table:style-name="t">
            <text:p>2673462</text:p>
          </table:table-cell>
          <table:table-cell office:value-type="string" table:style-name="t">
            <text:p>#45200=IfcValve('2bNWnogtTE4gV0bXdzouPA',#18,'anex_ARM_SHV_FLS:ARM_SHV_FLS-Sicherheitsventil geflanscht DN 50/80:2673462',$,'anex_ARM_SHV_FLS:ARM_SHV_FLS-Sicherheitsventil geflanscht DN 50/80',#45199,#45195,'2673462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48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Ot</text:p>
          </table:table-cell>
          <table:table-cell office:value-type="string" table:style-name="t">
            <text:p>2673483</text:p>
          </table:table-cell>
          <table:table-cell office:value-type="string" table:style-name="t">
            <text:p>#45477=IfcValve('2bNWnogtTE4gV0bXdzouOt',#18,'anex_ARM_SHV_FLS:ARM_SHV_FLS-Sicherheitsventil geflanscht DN 50/80:2673483',$,'anex_ARM_SHV_FLS:ARM_SHV_FLS-Sicherheitsventil geflanscht DN 50/80',#45476,#45472,'2673483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51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OI</text:p>
          </table:table-cell>
          <table:table-cell office:value-type="string" table:style-name="t">
            <text:p>2673518</text:p>
          </table:table-cell>
          <table:table-cell office:value-type="string" table:style-name="t">
            <text:p>#45885=IfcValve('2bNWnogtTE4gV0bXdzouOI',#18,'anex_ARM_KUH_GES:ARM_KUH_GES-Kugelhahn verschraubt DN 50 2":2673518',$,'anex_ARM_KUH_GES:ARM_KUH_GES-Kugelhahn verschraubt DN 50 2"',#45884,#45880,'2673518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52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OB</text:p>
          </table:table-cell>
          <table:table-cell office:value-type="string" table:style-name="t">
            <text:p>2673527</text:p>
          </table:table-cell>
          <table:table-cell office:value-type="string" table:style-name="t">
            <text:p>#46009=IfcValve('2bNWnogtTE4gV0bXdzouOB',#18,'anex_ARM_KUH_GES:ARM_KUH_GES-Kugelhahn verschraubt DN 50 2":2673527',$,'anex_ARM_KUH_GES:ARM_KUH_GES-Kugelhahn verschraubt DN 50 2"',#46008,#46004,'2673527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54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q</text:p>
          </table:table-cell>
          <table:table-cell office:value-type="string" table:style-name="t">
            <text:p>2673544</text:p>
          </table:table-cell>
          <table:table-cell office:value-type="string" table:style-name="t">
            <text:p>#46230=IfcValve('2bNWnogtTE4gV0bXdzouRq',#18,'anex_ARM_KUH_GES:ARM_KUH_GES-Kugelhahn verschraubt DN 50 2":2673544',$,'anex_ARM_KUH_GES:ARM_KUH_GES-Kugelhahn verschraubt DN 50 2"',#46229,#46225,'2673544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55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j</text:p>
          </table:table-cell>
          <table:table-cell office:value-type="string" table:style-name="t">
            <text:p>2673553</text:p>
          </table:table-cell>
          <table:table-cell office:value-type="string" table:style-name="t">
            <text:p>#46354=IfcValve('2bNWnogtTE4gV0bXdzouRj',#18,'anex_ARM_KUH_GES:ARM_KUH_GES-Kugelhahn verschraubt DN 50 2":2673553',$,'anex_ARM_KUH_GES:ARM_KUH_GES-Kugelhahn verschraubt DN 50 2"',#46353,#46349,'2673553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57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P</text:p>
          </table:table-cell>
          <table:table-cell office:value-type="string" table:style-name="t">
            <text:p>2673573</text:p>
          </table:table-cell>
          <table:table-cell office:value-type="string" table:style-name="t">
            <text:p>#46650=IfcValve('2bNWnogtTE4gV0bXdzouRP',#18,'anex_ARM_ASK_HAR:ARM_ASK_HAR-Absperrklappe Handrad:2673573',$,'anex_ARM_ASK_HAR:ARM_ASK_HAR-Absperrklappe Handrad',#46649,#46644,'2673573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59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0</text:p>
          </table:table-cell>
          <table:table-cell office:value-type="string" table:style-name="t">
            <text:p>2673596</text:p>
          </table:table-cell>
          <table:table-cell office:value-type="string" table:style-name="t">
            <text:p>#46944=IfcValve('2bNWnogtTE4gV0bXdzouR0',#18,'anex_ARM_ASK_HAR:ARM_ASK_HAR-Absperrklappe Handrad:2673596',$,'anex_ARM_ASK_HAR:ARM_ASK_HAR-Absperrklappe Handrad',#46943,#46939,'2673596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59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R3</text:p>
          </table:table-cell>
          <table:table-cell office:value-type="string" table:style-name="t">
            <text:p>2673599</text:p>
          </table:table-cell>
          <table:table-cell office:value-type="string" table:style-name="t">
            <text:p>#47001=IfcValve('2bNWnogtTE4gV0bXdzouR3',#18,'anex_ARM_ASK_MOT:ARM_ASK_MOT-Absperrklappe motorisiert:2673599',$,'anex_ARM_ASK_MOT:ARM_ASK_MOT-Absperrklappe motorisiert',#47000,#46995,'2673599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60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Qu</text:p>
          </table:table-cell>
          <table:table-cell office:value-type="string" table:style-name="t">
            <text:p>2673604</text:p>
          </table:table-cell>
          <table:table-cell office:value-type="string" table:style-name="t">
            <text:p>#47084=IfcValve('2bNWnogtTE4gV0bXdzouQu',#18,'anex_ARM_ASK_MOT:ARM_ASK_MOT-Absperrklappe motorisiert:2673604',$,'anex_ARM_ASK_MOT:ARM_ASK_MOT-Absperrklappe motorisiert',#47083,#47078,'2673604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60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Qr</text:p>
          </table:table-cell>
          <table:table-cell office:value-type="string" table:style-name="t">
            <text:p>2673609</text:p>
          </table:table-cell>
          <table:table-cell office:value-type="string" table:style-name="t">
            <text:p>#47159=IfcValve('2bNWnogtTE4gV0bXdzouQr',#18,'anex_ARM_SHV_FLS:ARM_SHV_FLS-Sicherheitsventil geflanscht DN 50/80:2673609',$,'anex_ARM_SHV_FLS:ARM_SHV_FLS-Sicherheitsventil geflanscht DN 50/80',#47158,#47154,'2673609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63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QY</text:p>
          </table:table-cell>
          <table:table-cell office:value-type="string" table:style-name="t">
            <text:p>2673630</text:p>
          </table:table-cell>
          <table:table-cell office:value-type="string" table:style-name="t">
            <text:p>#47436=IfcValve('2bNWnogtTE4gV0bXdzouQY',#18,'anex_ARM_SHV_FLS:ARM_SHV_FLS-Sicherheitsventil geflanscht DN 50/80:2673630',$,'anex_ARM_SHV_FLS:ARM_SHV_FLS-Sicherheitsventil geflanscht DN 50/80',#47435,#47431,'2673630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66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z</text:p>
          </table:table-cell>
          <table:table-cell office:value-type="string" table:style-name="t">
            <text:p>2673665</text:p>
          </table:table-cell>
          <table:table-cell office:value-type="string" table:style-name="t">
            <text:p>#47844=IfcValve('2bNWnogtTE4gV0bXdzou5z',#18,'anex_ARM_KUH_GES:ARM_KUH_GES-Kugelhahn verschraubt DN 50 2":2673665',$,'anex_ARM_KUH_GES:ARM_KUH_GES-Kugelhahn verschraubt DN 50 2"',#47843,#47839,'2673665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67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s</text:p>
          </table:table-cell>
          <table:table-cell office:value-type="string" table:style-name="t">
            <text:p>2673674</text:p>
          </table:table-cell>
          <table:table-cell office:value-type="string" table:style-name="t">
            <text:p>#47968=IfcValve('2bNWnogtTE4gV0bXdzou5s',#18,'anex_ARM_KUH_GES:ARM_KUH_GES-Kugelhahn verschraubt DN 50 2":2673674',$,'anex_ARM_KUH_GES:ARM_KUH_GES-Kugelhahn verschraubt DN 50 2"',#47967,#47963,'2673674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69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d</text:p>
          </table:table-cell>
          <table:table-cell office:value-type="string" table:style-name="t">
            <text:p>2673691</text:p>
          </table:table-cell>
          <table:table-cell office:value-type="string" table:style-name="t">
            <text:p>#48189=IfcValve('2bNWnogtTE4gV0bXdzou5d',#18,'anex_ARM_KUH_GES:ARM_KUH_GES-Kugelhahn verschraubt DN 50 2":2673691',$,'anex_ARM_KUH_GES:ARM_KUH_GES-Kugelhahn verschraubt DN 50 2"',#48188,#48184,'2673691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70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O</text:p>
          </table:table-cell>
          <table:table-cell office:value-type="string" table:style-name="t">
            <text:p>2673700</text:p>
          </table:table-cell>
          <table:table-cell office:value-type="string" table:style-name="t">
            <text:p>#48313=IfcValve('2bNWnogtTE4gV0bXdzou5O',#18,'anex_ARM_KUH_GES:ARM_KUH_GES-Kugelhahn verschraubt DN 50 2":2673700',$,'anex_ARM_KUH_GES:ARM_KUH_GES-Kugelhahn verschraubt DN 50 2"',#48312,#48308,'2673700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72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54</text:p>
          </table:table-cell>
          <table:table-cell office:value-type="string" table:style-name="t">
            <text:p>2673720</text:p>
          </table:table-cell>
          <table:table-cell office:value-type="string" table:style-name="t">
            <text:p>#48609=IfcValve('2bNWnogtTE4gV0bXdzou54',#18,'anex_ARM_ASK_HAR:ARM_ASK_HAR-Absperrklappe Handrad:2673720',$,'anex_ARM_ASK_HAR:ARM_ASK_HAR-Absperrklappe Handrad',#48608,#48603,'267372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74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p</text:p>
          </table:table-cell>
          <table:table-cell office:value-type="string" table:style-name="t">
            <text:p>2673743</text:p>
          </table:table-cell>
          <table:table-cell office:value-type="string" table:style-name="t">
            <text:p>#48903=IfcValve('2bNWnogtTE4gV0bXdzou4p',#18,'anex_ARM_ASK_HAR:ARM_ASK_HAR-Absperrklappe Handrad:2673743',$,'anex_ARM_ASK_HAR:ARM_ASK_HAR-Absperrklappe Handrad',#48902,#48898,'2673743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74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k</text:p>
          </table:table-cell>
          <table:table-cell office:value-type="string" table:style-name="t">
            <text:p>2673746</text:p>
          </table:table-cell>
          <table:table-cell office:value-type="string" table:style-name="t">
            <text:p>#48960=IfcValve('2bNWnogtTE4gV0bXdzou4k',#18,'anex_ARM_ASK_MOT:ARM_ASK_MOT-Absperrklappe motorisiert:2673746',$,'anex_ARM_ASK_MOT:ARM_ASK_MOT-Absperrklappe motorisiert',#48959,#48954,'2673746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75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h</text:p>
          </table:table-cell>
          <table:table-cell office:value-type="string" table:style-name="t">
            <text:p>2673751</text:p>
          </table:table-cell>
          <table:table-cell office:value-type="string" table:style-name="t">
            <text:p>#49043=IfcValve('2bNWnogtTE4gV0bXdzou4h',#18,'anex_ARM_ASK_MOT:ARM_ASK_MOT-Absperrklappe motorisiert:2673751',$,'anex_ARM_ASK_MOT:ARM_ASK_MOT-Absperrklappe motorisiert',#49042,#49037,'2673751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75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W</text:p>
          </table:table-cell>
          <table:table-cell office:value-type="string" table:style-name="t">
            <text:p>2673756</text:p>
          </table:table-cell>
          <table:table-cell office:value-type="string" table:style-name="t">
            <text:p>#49118=IfcValve('2bNWnogtTE4gV0bXdzou4W',#18,'anex_ARM_SHV_FLS:ARM_SHV_FLS-Sicherheitsventil geflanscht DN 50/80:2673756',$,'anex_ARM_SHV_FLS:ARM_SHV_FLS-Sicherheitsventil geflanscht DN 50/80',#49117,#49113,'2673756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77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4D</text:p>
          </table:table-cell>
          <table:table-cell office:value-type="string" table:style-name="t">
            <text:p>2673777</text:p>
          </table:table-cell>
          <table:table-cell office:value-type="string" table:style-name="t">
            <text:p>#49395=IfcValve('2bNWnogtTE4gV0bXdzou4D',#18,'anex_ARM_SHV_FLS:ARM_SHV_FLS-Sicherheitsventil geflanscht DN 50/80:2673777',$,'anex_ARM_SHV_FLS:ARM_SHV_FLS-Sicherheitsventil geflanscht DN 50/80',#49394,#49390,'2673777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81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7k</text:p>
          </table:table-cell>
          <table:table-cell office:value-type="string" table:style-name="t">
            <text:p>2673810</text:p>
          </table:table-cell>
          <table:table-cell office:value-type="string" table:style-name="t">
            <text:p>#49803=IfcValve('2bNWnogtTE4gV0bXdzou7k',#18,'anex_ARM_KUH_GES:ARM_KUH_GES-Kugelhahn verschraubt DN 50 2":2673810',$,'anex_ARM_KUH_GES:ARM_KUH_GES-Kugelhahn verschraubt DN 50 2"',#49802,#49798,'2673810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81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7d</text:p>
          </table:table-cell>
          <table:table-cell office:value-type="string" table:style-name="t">
            <text:p>2673819</text:p>
          </table:table-cell>
          <table:table-cell office:value-type="string" table:style-name="t">
            <text:p>#49927=IfcValve('2bNWnogtTE4gV0bXdzou7d',#18,'anex_ARM_KUH_GES:ARM_KUH_GES-Kugelhahn verschraubt DN 50 2":2673819',$,'anex_ARM_KUH_GES:ARM_KUH_GES-Kugelhahn verschraubt DN 50 2"',#49926,#49922,'2673819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83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7G</text:p>
          </table:table-cell>
          <table:table-cell office:value-type="string" table:style-name="t">
            <text:p>2673836</text:p>
          </table:table-cell>
          <table:table-cell office:value-type="string" table:style-name="t">
            <text:p>#50148=IfcValve('2bNWnogtTE4gV0bXdzou7G',#18,'anex_ARM_KUH_GES:ARM_KUH_GES-Kugelhahn verschraubt DN 50 2":2673836',$,'anex_ARM_KUH_GES:ARM_KUH_GES-Kugelhahn verschraubt DN 50 2"',#50147,#50143,'2673836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84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79</text:p>
          </table:table-cell>
          <table:table-cell office:value-type="string" table:style-name="t">
            <text:p>2673845</text:p>
          </table:table-cell>
          <table:table-cell office:value-type="string" table:style-name="t">
            <text:p>#50272=IfcValve('2bNWnogtTE4gV0bXdzou79',#18,'anex_ARM_KUH_GES:ARM_KUH_GES-Kugelhahn verschraubt DN 50 2":2673845',$,'anex_ARM_KUH_GES:ARM_KUH_GES-Kugelhahn verschraubt DN 50 2"',#50271,#50267,'2673845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86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x</text:p>
          </table:table-cell>
          <table:table-cell office:value-type="string" table:style-name="t">
            <text:p>2673863</text:p>
          </table:table-cell>
          <table:table-cell office:value-type="string" table:style-name="t">
            <text:p>#50512=IfcValve('2bNWnogtTE4gV0bXdzou6x',#18,'anex_ARM_ASK_HAR:ARM_ASK_HAR-Absperrklappe Handrad:2673863',$,'anex_ARM_ASK_HAR:ARM_ASK_HAR-Absperrklappe Handrad',#50511,#50506,'2673863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388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Y</text:p>
          </table:table-cell>
          <table:table-cell office:value-type="string" table:style-name="t">
            <text:p>2673886</text:p>
          </table:table-cell>
          <table:table-cell office:value-type="string" table:style-name="t">
            <text:p>#50806=IfcValve('2bNWnogtTE4gV0bXdzou6Y',#18,'anex_ARM_ASK_HAR:ARM_ASK_HAR-Absperrklappe Handrad:2673886',$,'anex_ARM_ASK_HAR:ARM_ASK_HAR-Absperrklappe Handrad',#50805,#50801,'2673886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88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T</text:p>
          </table:table-cell>
          <table:table-cell office:value-type="string" table:style-name="t">
            <text:p>2673889</text:p>
          </table:table-cell>
          <table:table-cell office:value-type="string" table:style-name="t">
            <text:p>#50863=IfcValve('2bNWnogtTE4gV0bXdzou6T',#18,'anex_ARM_ASK_MOT:ARM_ASK_MOT-Absperrklappe motorisiert:2673889',$,'anex_ARM_ASK_MOT:ARM_ASK_MOT-Absperrklappe motorisiert',#50862,#50857,'2673889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389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Q</text:p>
          </table:table-cell>
          <table:table-cell office:value-type="string" table:style-name="t">
            <text:p>2673894</text:p>
          </table:table-cell>
          <table:table-cell office:value-type="string" table:style-name="t">
            <text:p>#50946=IfcValve('2bNWnogtTE4gV0bXdzou6Q',#18,'anex_ARM_ASK_MOT:ARM_ASK_MOT-Absperrklappe motorisiert:2673894',$,'anex_ARM_ASK_MOT:ARM_ASK_MOT-Absperrklappe motorisiert',#50945,#50940,'2673894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89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6N</text:p>
          </table:table-cell>
          <table:table-cell office:value-type="string" table:style-name="t">
            <text:p>2673899</text:p>
          </table:table-cell>
          <table:table-cell office:value-type="string" table:style-name="t">
            <text:p>#51021=IfcValve('2bNWnogtTE4gV0bXdzou6N',#18,'anex_ARM_SHV_FLS:ARM_SHV_FLS-Sicherheitsventil geflanscht DN 50/80:2673899',$,'anex_ARM_SHV_FLS:ARM_SHV_FLS-Sicherheitsventil geflanscht DN 50/80',#51020,#51016,'2673899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392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1y</text:p>
          </table:table-cell>
          <table:table-cell office:value-type="string" table:style-name="t">
            <text:p>2673920</text:p>
          </table:table-cell>
          <table:table-cell office:value-type="string" table:style-name="t">
            <text:p>#51298=IfcValve('2bNWnogtTE4gV0bXdzou1y',#18,'anex_ARM_SHV_FLS:ARM_SHV_FLS-Sicherheitsventil geflanscht DN 50/80:2673920',$,'anex_ARM_SHV_FLS:ARM_SHV_FLS-Sicherheitsventil geflanscht DN 50/80',#51297,#51293,'2673920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95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1V</text:p>
          </table:table-cell>
          <table:table-cell office:value-type="string" table:style-name="t">
            <text:p>2673955</text:p>
          </table:table-cell>
          <table:table-cell office:value-type="string" table:style-name="t">
            <text:p>#51706=IfcValve('2bNWnogtTE4gV0bXdzou1V',#18,'anex_ARM_KUH_GES:ARM_KUH_GES-Kugelhahn verschraubt DN 50 2":2673955',$,'anex_ARM_KUH_GES:ARM_KUH_GES-Kugelhahn verschraubt DN 50 2"',#51705,#51701,'2673955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96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1G</text:p>
          </table:table-cell>
          <table:table-cell office:value-type="string" table:style-name="t">
            <text:p>2673964</text:p>
          </table:table-cell>
          <table:table-cell office:value-type="string" table:style-name="t">
            <text:p>#51830=IfcValve('2bNWnogtTE4gV0bXdzou1G',#18,'anex_ARM_KUH_GES:ARM_KUH_GES-Kugelhahn verschraubt DN 50 2":2673964',$,'anex_ARM_KUH_GES:ARM_KUH_GES-Kugelhahn verschraubt DN 50 2"',#51829,#51825,'2673964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98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11</text:p>
          </table:table-cell>
          <table:table-cell office:value-type="string" table:style-name="t">
            <text:p>2673981</text:p>
          </table:table-cell>
          <table:table-cell office:value-type="string" table:style-name="t">
            <text:p>#52051=IfcValve('2bNWnogtTE4gV0bXdzou11',#18,'anex_ARM_KUH_GES:ARM_KUH_GES-Kugelhahn verschraubt DN 50 2":2673981',$,'anex_ARM_KUH_GES:ARM_KUH_GES-Kugelhahn verschraubt DN 50 2"',#52050,#52046,'2673981',.STOPCOCK.)</text:p>
          </table:table-cell>
          <table:table-cell office:value-type="string" table:style-name="t">
            <text:p>#29677=IfcValveType('3pPFX8N_L7UvVbcNAs0whe',#18,'anex_ARM_KUH_GES:ARM_KUH_GES-Kugelhahn verschraubt DN 50 2"',$,$,(#29699),(#29676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TOPCOCK</text:p>
          </table:table-cell>
          <table:table-cell office:value-type="string" table:style-name="t">
            <text:p>anex_ARM_KUH_GES:ARM_KUH_GES-Kugelhahn verschraubt DN 50 2":267399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w</text:p>
          </table:table-cell>
          <table:table-cell office:value-type="string" table:style-name="t">
            <text:p>2673990</text:p>
          </table:table-cell>
          <table:table-cell office:value-type="string" table:style-name="t">
            <text:p>#52175=IfcValve('2bNWnogtTE4gV0bXdzou0w',#18,'anex_ARM_KUH_GES:ARM_KUH_GES-Kugelhahn verschraubt DN 50 2":2673990',$,'anex_ARM_KUH_GES:ARM_KUH_GES-Kugelhahn verschraubt DN 50 2"',#52174,#52170,'2673990',.STOPCOCK.)</text:p>
          </table:table-cell>
          <table:table-cell office:value-type="string" table:style-name="t">
            <text:p>#29956=IfcValveType('2nasIitsPDUeNPc5qLJB$8',#18,'anex_ARM_KUH_GES:ARM_KUH_GES-Kugelhahn verschraubt DN 50 2"',$,$,(#29977),(#29955),'1954632',$,.STOPCOCK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401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c</text:p>
          </table:table-cell>
          <table:table-cell office:value-type="string" table:style-name="t">
            <text:p>2674010</text:p>
          </table:table-cell>
          <table:table-cell office:value-type="string" table:style-name="t">
            <text:p>#52443=IfcValve('2bNWnogtTE4gV0bXdzou0c',#18,'anex_ARM_ASK_HAR:ARM_ASK_HAR-Absperrklappe Handrad:2674010',$,'anex_ARM_ASK_HAR:ARM_ASK_HAR-Absperrklappe Handrad',#52442,#52437,'2674010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7403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J</text:p>
          </table:table-cell>
          <table:table-cell office:value-type="string" table:style-name="t">
            <text:p>2674031</text:p>
          </table:table-cell>
          <table:table-cell office:value-type="string" table:style-name="t">
            <text:p>#52709=IfcValve('2bNWnogtTE4gV0bXdzou0J',#18,'anex_ARM_ASK_HAR:ARM_ASK_HAR-Absperrklappe Handrad:2674031',$,'anex_ARM_ASK_HAR:ARM_ASK_HAR-Absperrklappe Handrad',#52708,#52704,'2674031',.NOTDEFINED.)</text:p>
          </table:table-cell>
          <table:table-cell office:value-type="string" table:style-name="t">
            <text:p>#34473=IfcValveType('0q$$gbj_LF89dHTDUC0OQd',#18,'anex_ARM_ASK_HAR:ARM_ASK_HAR-Absperrklappe Handrad',$,$,$,(#34472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403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E</text:p>
          </table:table-cell>
          <table:table-cell office:value-type="string" table:style-name="t">
            <text:p>2674034</text:p>
          </table:table-cell>
          <table:table-cell office:value-type="string" table:style-name="t">
            <text:p>#52766=IfcValve('2bNWnogtTE4gV0bXdzou0E',#18,'anex_ARM_ASK_MOT:ARM_ASK_MOT-Absperrklappe motorisiert:2674034',$,'anex_ARM_ASK_MOT:ARM_ASK_MOT-Absperrklappe motorisiert',#52765,#52760,'2674034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67403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B</text:p>
          </table:table-cell>
          <table:table-cell office:value-type="string" table:style-name="t">
            <text:p>2674039</text:p>
          </table:table-cell>
          <table:table-cell office:value-type="string" table:style-name="t">
            <text:p>#52849=IfcValve('2bNWnogtTE4gV0bXdzou0B',#18,'anex_ARM_ASK_MOT:ARM_ASK_MOT-Absperrklappe motorisiert:2674039',$,'anex_ARM_ASK_MOT:ARM_ASK_MOT-Absperrklappe motorisiert',#52848,#52843,'2674039',.NOTDEFINED.)</text:p>
          </table:table-cell>
          <table:table-cell office:value-type="string" table:style-name="t">
            <text:p>#35539=IfcValveType('3ij0HFO6f8SxDfwEOm4mGm',#18,'anex_ARM_ASK_MOT:ARM_ASK_MOT-Absperrklappe motorisiert',$,$,(#35569),(#35538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404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00</text:p>
          </table:table-cell>
          <table:table-cell office:value-type="string" table:style-name="t">
            <text:p>2674044</text:p>
          </table:table-cell>
          <table:table-cell office:value-type="string" table:style-name="t">
            <text:p>#52924=IfcValve('2bNWnogtTE4gV0bXdzou00',#18,'anex_ARM_SHV_FLS:ARM_SHV_FLS-Sicherheitsventil geflanscht DN 50/80:2674044',$,'anex_ARM_SHV_FLS:ARM_SHV_FLS-Sicherheitsventil geflanscht DN 50/80',#52923,#52919,'2674044',.SAFETYCUTOFF.)</text:p>
          </table:table-cell>
          <table:table-cell office:value-type="string" table:style-name="t">
            <text:p>#37039=IfcValveType('0q$$gbj_LF89dHTDUC0PNj',#18,'anex_ARM_SHV_FLS:ARM_SHV_FLS-Sicherheitsventil geflanscht DN 50/80',$,$,(#37061),(#37038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SAFETYCUTOFF</text:p>
          </table:table-cell>
          <table:table-cell office:value-type="string" table:style-name="t">
            <text:p>anex_ARM_SHV_FLS:ARM_SHV_FLS-Sicherheitsventil geflanscht DN 50/80:267406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u3j</text:p>
          </table:table-cell>
          <table:table-cell office:value-type="string" table:style-name="t">
            <text:p>2674065</text:p>
          </table:table-cell>
          <table:table-cell office:value-type="string" table:style-name="t">
            <text:p>#53201=IfcValve('2bNWnogtTE4gV0bXdzou3j',#18,'anex_ARM_SHV_FLS:ARM_SHV_FLS-Sicherheitsventil geflanscht DN 50/80:2674065',$,'anex_ARM_SHV_FLS:ARM_SHV_FLS-Sicherheitsventil geflanscht DN 50/80',#53200,#53196,'2674065',.SAFETYCUTOFF.)</text:p>
          </table:table-cell>
          <table:table-cell office:value-type="string" table:style-name="t">
            <text:p>#38897=IfcValveType('0q$$gbj_LF89dHTDUC0OXp',#18,'anex_ARM_SHV_FLS:ARM_SHV_FLS-Sicherheitsventil geflanscht DN 50/80',$,$,(#38918),(#38896),'2027253',$,.SAFETYCUTOFF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25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3s</text:p>
          </table:table-cell>
          <table:table-cell office:value-type="string" table:style-name="t">
            <text:p>2682250</text:p>
          </table:table-cell>
          <table:table-cell office:value-type="string" table:style-name="t">
            <text:p>#77868=IfcValve('2bNWnogtTE4gV0bXdzow3s',#18,'anex_ARM_ASK_HAR:ARM_ASK_HAR-Absperrklappe Handrad:2682250',$,'anex_ARM_ASK_HAR:ARM_ASK_HAR-Absperrklappe Handrad',#77867,#77863,'2682250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28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3J</text:p>
          </table:table-cell>
          <table:table-cell office:value-type="string" table:style-name="t">
            <text:p>2682287</text:p>
          </table:table-cell>
          <table:table-cell office:value-type="string" table:style-name="t">
            <text:p>#78454=IfcValve('2bNWnogtTE4gV0bXdzow3J',#18,'anex_ARM_ASK_HAR:ARM_ASK_HAR-Absperrklappe Handrad:2682287',$,'anex_ARM_ASK_HAR:ARM_ASK_HAR-Absperrklappe Handrad',#78453,#78449,'2682287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32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2a</text:p>
          </table:table-cell>
          <table:table-cell office:value-type="string" table:style-name="t">
            <text:p>2682328</text:p>
          </table:table-cell>
          <table:table-cell office:value-type="string" table:style-name="t">
            <text:p>#79325=IfcValve('2bNWnogtTE4gV0bXdzow2a',#18,'anex_ARM_ASK_HAR:ARM_ASK_HAR-Absperrklappe Handrad:2682328',$,'anex_ARM_ASK_HAR:ARM_ASK_HAR-Absperrklappe Handrad',#79324,#79320,'2682328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36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Dz</text:p>
          </table:table-cell>
          <table:table-cell office:value-type="string" table:style-name="t">
            <text:p>2682369</text:p>
          </table:table-cell>
          <table:table-cell office:value-type="string" table:style-name="t">
            <text:p>#79831=IfcValve('2bNWnogtTE4gV0bXdzowDz',#18,'anex_ARM_ASK_HAR:ARM_ASK_HAR-Absperrklappe Handrad:2682369',$,'anex_ARM_ASK_HAR:ARM_ASK_HAR-Absperrklappe Handrad',#79830,#79826,'2682369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41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DM</text:p>
          </table:table-cell>
          <table:table-cell office:value-type="string" table:style-name="t">
            <text:p>2682410</text:p>
          </table:table-cell>
          <table:table-cell office:value-type="string" table:style-name="t">
            <text:p>#80314=IfcValve('2bNWnogtTE4gV0bXdzowDM',#18,'anex_ARM_ASK_HAR:ARM_ASK_HAR-Absperrklappe Handrad:2682410',$,'anex_ARM_ASK_HAR:ARM_ASK_HAR-Absperrklappe Handrad',#80313,#80309,'2682410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68245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bNWnogtTE4gV0bXdzowCl</text:p>
          </table:table-cell>
          <table:table-cell office:value-type="string" table:style-name="t">
            <text:p>2682451</text:p>
          </table:table-cell>
          <table:table-cell office:value-type="string" table:style-name="t">
            <text:p>#80820=IfcValve('2bNWnogtTE4gV0bXdzowCl',#18,'anex_ARM_ASK_HAR:ARM_ASK_HAR-Absperrklappe Handrad:2682451',$,'anex_ARM_ASK_HAR:ARM_ASK_HAR-Absperrklappe Handrad',#80819,#80815,'2682451',.NOTDEFINED.)</text:p>
          </table:table-cell>
          <table:table-cell office:value-type="string" table:style-name="t">
            <text:p>#77860=IfcValveType('03pFZySR96xgXehfeTgtgy',#18,'anex_ARM_ASK_HAR:ARM_ASK_HAR-Absperrklappe Handrad',$,$,$,(#77859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2367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Dm11jpyv95RFUx3C7JjGC</text:p>
          </table:table-cell>
          <table:table-cell office:value-type="string" table:style-name="t">
            <text:p>2923673</text:p>
          </table:table-cell>
          <table:table-cell office:value-type="string" table:style-name="t">
            <text:p>#116000=IfcValve('2Dm11jpyv95RFUx3C7JjGC',#18,'anex_ARM_ASK_HAR:ARM_ASK_HAR-Absperrklappe Handrad:2923673',$,'anex_ARM_ASK_HAR:ARM_ASK_HAR-Absperrklappe Handrad',#115999,#115995,'2923673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2369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Dm11jpyv95RFUx3C7JjGu</text:p>
          </table:table-cell>
          <table:table-cell office:value-type="string" table:style-name="t">
            <text:p>2923693</text:p>
          </table:table-cell>
          <table:table-cell office:value-type="string" table:style-name="t">
            <text:p>#116056=IfcValve('2Dm11jpyv95RFUx3C7JjGu',#18,'anex_ARM_ASK_HAR:ARM_ASK_HAR-Absperrklappe Handrad:2923693',$,'anex_ARM_ASK_HAR:ARM_ASK_HAR-Absperrklappe Handrad',#116055,#116051,'2923693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63473</text:p>
          </table:table-cell>
          <table:table-cell office:value-type="string" table:style-name="t">
            <text:p>NULL</text:p>
          </table:table-cell>
          <table:table-cell office:value-type="string" table:style-name="t">
            <text:p>1d901jQOL8kAWV_Cyht9Xs</text:p>
          </table:table-cell>
          <table:table-cell office:value-type="string" table:style-name="t">
            <text:p>2963473</text:p>
          </table:table-cell>
          <table:table-cell office:value-type="string" table:style-name="t">
            <text:p>#122386=IfcValve('1d901jQOL8kAWV_Cyht9Xs',#18,'anex_ARM_ASK_HAR:ARM_ASK_HAR-Absperrklappe Handrad:2963473',$,'anex_ARM_ASK_HAR:ARM_ASK_HAR-Absperrklappe Handrad',#122385,#122380,'2963473',.NOTDEFINED.)</text:p>
          </table:table-cell>
          <table:table-cell office:value-type="string" table:style-name="t">
            <text:p>#122377=IfcValveType('1d901jQOL8kAWV_Cyht9Xq',#18,'anex_ARM_ASK_HAR:ARM_ASK_HAR-Absperrklappe Handrad',$,$,$,(#122376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63745</text:p>
          </table:table-cell>
          <table:table-cell office:value-type="string" table:style-name="t">
            <text:p>NULL</text:p>
          </table:table-cell>
          <table:table-cell office:value-type="string" table:style-name="t">
            <text:p>1d901jQOL8kAWV_Cyht9b6</text:p>
          </table:table-cell>
          <table:table-cell office:value-type="string" table:style-name="t">
            <text:p>2963745</text:p>
          </table:table-cell>
          <table:table-cell office:value-type="string" table:style-name="t">
            <text:p>#122443=IfcValve('1d901jQOL8kAWV_Cyht9b6',#18,'anex_ARM_ASK_HAR:ARM_ASK_HAR-Absperrklappe Handrad:2963745',$,'anex_ARM_ASK_HAR:ARM_ASK_HAR-Absperrklappe Handrad',#122442,#122437,'2963745',.NOTDEFINED.)</text:p>
          </table:table-cell>
          <table:table-cell office:value-type="string" table:style-name="t">
            <text:p>#122377=IfcValveType('1d901jQOL8kAWV_Cyht9Xq',#18,'anex_ARM_ASK_HAR:ARM_ASK_HAR-Absperrklappe Handrad',$,$,$,(#122376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66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zF</text:p>
          </table:table-cell>
          <table:table-cell office:value-type="string" table:style-name="t">
            <text:p>2992667</text:p>
          </table:table-cell>
          <table:table-cell office:value-type="string" table:style-name="t">
            <text:p>#131812=IfcValve('2ecfukl757hhRKjb3hZ0zF',#18,'anex_ARM_ASK_MOT:ARM_ASK_MOT-Absperrklappe motorisiert:2992667',$,'anex_ARM_ASK_MOT:ARM_ASK_MOT-Absperrklappe motorisiert',#131811,#131807,'2992667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67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zq</text:p>
          </table:table-cell>
          <table:table-cell office:value-type="string" table:style-name="t">
            <text:p>2992672</text:p>
          </table:table-cell>
          <table:table-cell office:value-type="string" table:style-name="t">
            <text:p>#132419=IfcValve('2ecfukl757hhRKjb3hZ0zq',#18,'anex_ARM_ASK_HAR:ARM_ASK_HAR-Absperrklappe Handrad:2992672',$,'anex_ARM_ASK_HAR:ARM_ASK_HAR-Absperrklappe Handrad',#132418,#132414,'2992672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704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yK</text:p>
          </table:table-cell>
          <table:table-cell office:value-type="string" table:style-name="t">
            <text:p>2992704</text:p>
          </table:table-cell>
          <table:table-cell office:value-type="string" table:style-name="t">
            <text:p>#133181=IfcValve('2ecfukl757hhRKjb3hZ0yK',#18,'anex_ARM_ASK_MOT:ARM_ASK_MOT-Absperrklappe motorisiert:2992704',$,'anex_ARM_ASK_MOT:ARM_ASK_MOT-Absperrklappe motorisiert',#133180,#133176,'2992704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709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yH</text:p>
          </table:table-cell>
          <table:table-cell office:value-type="string" table:style-name="t">
            <text:p>2992709</text:p>
          </table:table-cell>
          <table:table-cell office:value-type="string" table:style-name="t">
            <text:p>#133263=IfcValve('2ecfukl757hhRKjb3hZ0yH',#18,'anex_ARM_ASK_HAR:ARM_ASK_HAR-Absperrklappe Handrad:2992709',$,'anex_ARM_ASK_HAR:ARM_ASK_HAR-Absperrklappe Handrad',#133262,#133258,'2992709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741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yn</text:p>
          </table:table-cell>
          <table:table-cell office:value-type="string" table:style-name="t">
            <text:p>2992741</text:p>
          </table:table-cell>
          <table:table-cell office:value-type="string" table:style-name="t">
            <text:p>#133646=IfcValve('2ecfukl757hhRKjb3hZ0yn',#18,'anex_ARM_ASK_MOT:ARM_ASK_MOT-Absperrklappe motorisiert:2992741',$,'anex_ARM_ASK_MOT:ARM_ASK_MOT-Absperrklappe motorisiert',#133645,#133641,'2992741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746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y_</text:p>
          </table:table-cell>
          <table:table-cell office:value-type="string" table:style-name="t">
            <text:p>2992746</text:p>
          </table:table-cell>
          <table:table-cell office:value-type="string" table:style-name="t">
            <text:p>#133728=IfcValve('2ecfukl757hhRKjb3hZ0y_',#18,'anex_ARM_ASK_HAR:ARM_ASK_HAR-Absperrklappe Handrad:2992746',$,'anex_ARM_ASK_HAR:ARM_ASK_HAR-Absperrklappe Handrad',#133727,#133723,'2992746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778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$U</text:p>
          </table:table-cell>
          <table:table-cell office:value-type="string" table:style-name="t">
            <text:p>2992778</text:p>
          </table:table-cell>
          <table:table-cell office:value-type="string" table:style-name="t">
            <text:p>#134111=IfcValve('2ecfukl757hhRKjb3hZ0$U',#18,'anex_ARM_ASK_MOT:ARM_ASK_MOT-Absperrklappe motorisiert:2992778',$,'anex_ARM_ASK_MOT:ARM_ASK_MOT-Absperrklappe motorisiert',#134110,#134106,'2992778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783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$R</text:p>
          </table:table-cell>
          <table:table-cell office:value-type="string" table:style-name="t">
            <text:p>2992783</text:p>
          </table:table-cell>
          <table:table-cell office:value-type="string" table:style-name="t">
            <text:p>#134193=IfcValve('2ecfukl757hhRKjb3hZ0$R',#18,'anex_ARM_ASK_HAR:ARM_ASK_HAR-Absperrklappe Handrad:2992783',$,'anex_ARM_ASK_HAR:ARM_ASK_HAR-Absperrklappe Handrad',#134192,#134188,'2992783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837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_H</text:p>
          </table:table-cell>
          <table:table-cell office:value-type="string" table:style-name="t">
            <text:p>2992837</text:p>
          </table:table-cell>
          <table:table-cell office:value-type="string" table:style-name="t">
            <text:p>#134576=IfcValve('2ecfukl757hhRKjb3hZ0_H',#18,'anex_ARM_ASK_MOT:ARM_ASK_MOT-Absperrklappe motorisiert:2992837',$,'anex_ARM_ASK_MOT:ARM_ASK_MOT-Absperrklappe motorisiert',#134575,#134571,'2992837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842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_U</text:p>
          </table:table-cell>
          <table:table-cell office:value-type="string" table:style-name="t">
            <text:p>2992842</text:p>
          </table:table-cell>
          <table:table-cell office:value-type="string" table:style-name="t">
            <text:p>#134658=IfcValve('2ecfukl757hhRKjb3hZ0_U',#18,'anex_ARM_ASK_HAR:ARM_ASK_HAR-Absperrklappe Handrad:2992842',$,'anex_ARM_ASK_HAR:ARM_ASK_HAR-Absperrklappe Handrad',#134657,#134653,'2992842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MOT:ARM_ASK_MOT-Absperrklappe motorisiert:299289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_k</text:p>
          </table:table-cell>
          <table:table-cell office:value-type="string" table:style-name="t">
            <text:p>2992890</text:p>
          </table:table-cell>
          <table:table-cell office:value-type="string" table:style-name="t">
            <text:p>#135041=IfcValve('2ecfukl757hhRKjb3hZ0_k',#18,'anex_ARM_ASK_MOT:ARM_ASK_MOT-Absperrklappe motorisiert:2992890',$,'anex_ARM_ASK_MOT:ARM_ASK_MOT-Absperrklappe motorisiert',#135040,#135036,'2992890',.NOTDEFINED.)</text:p>
          </table:table-cell>
          <table:table-cell office:value-type="string" table:style-name="t">
            <text:p>#131804=IfcValveType('2ecfukl757hhRKjb3hZ0rX',#18,'anex_ARM_ASK_MOT:ARM_ASK_MOT-Absperrklappe motorisiert',$,$,(#131834),(#131803),'1916908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2895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_h</text:p>
          </table:table-cell>
          <table:table-cell office:value-type="string" table:style-name="t">
            <text:p>2992895</text:p>
          </table:table-cell>
          <table:table-cell office:value-type="string" table:style-name="t">
            <text:p>#135123=IfcValve('2ecfukl757hhRKjb3hZ0_h',#18,'anex_ARM_ASK_HAR:ARM_ASK_HAR-Absperrklappe Handrad:2992895',$,'anex_ARM_ASK_HAR:ARM_ASK_HAR-Absperrklappe Handrad',#135122,#135118,'2992895',.NOTDEFINED.)</text:p>
          </table:table-cell>
          <table:table-cell office:value-type="string" table:style-name="t">
            <text:p>#132411=IfcValveType('2ecfukl757hhRKjb3hZ0rj',#18,'anex_ARM_ASK_HAR:ARM_ASK_HAR-Absperrklappe Handrad',$,$,$,(#132410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mflo-mag-pro:amflo-mag-pro DN800:2994130</text:p>
          </table:table-cell>
          <table:table-cell office:value-type="string" table:style-name="t">
            <text:p>NULL</text:p>
          </table:table-cell>
          <table:table-cell office:value-type="string" table:style-name="t">
            <text:p>2ecfukl757hhRKjb3hZ0g6</text:p>
          </table:table-cell>
          <table:table-cell office:value-type="string" table:style-name="t">
            <text:p>2994130</text:p>
          </table:table-cell>
          <table:table-cell office:value-type="string" table:style-name="t">
            <text:p>#136545=IfcValve('2ecfukl757hhRKjb3hZ0g6',#18,'amflo-mag-pro:amflo-mag-pro DN800:2994130',$,'amflo-mag-pro:amflo-mag-pro DN800',#136544,#136539,'2994130',.NOTDEFINED.)</text:p>
          </table:table-cell>
          <table:table-cell office:value-type="string" table:style-name="t">
            <text:p>#136536=IfcValveType('378e8sygH4kPbOGjytfD7Y',#18,'amflo-mag-pro:amflo-mag-pro DN800',$,$,(#136561),(#136535),'2014109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8437</text:p>
          </table:table-cell>
          <table:table-cell office:value-type="string" table:style-name="t">
            <text:p>NULL</text:p>
          </table:table-cell>
          <table:table-cell office:value-type="string" table:style-name="t">
            <text:p>1JVz7__1zBoB7e9w8OlfD3</text:p>
          </table:table-cell>
          <table:table-cell office:value-type="string" table:style-name="t">
            <text:p>2998437</text:p>
          </table:table-cell>
          <table:table-cell office:value-type="string" table:style-name="t">
            <text:p>#140835=IfcValve('1JVz7__1zBoB7e9w8OlfD3',#18,'anex_ARM_ASK_HAR:ARM_ASK_HAR-Absperrklappe Handrad:2998437',$,'anex_ARM_ASK_HAR:ARM_ASK_HAR-Absperrklappe Handrad',#140834,#140830,'2998437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8515</text:p>
          </table:table-cell>
          <table:table-cell office:value-type="string" table:style-name="t">
            <text:p>NULL</text:p>
          </table:table-cell>
          <table:table-cell office:value-type="string" table:style-name="t">
            <text:p>1JVz7__1zBoB7e9w8OlfCL</text:p>
          </table:table-cell>
          <table:table-cell office:value-type="string" table:style-name="t">
            <text:p>2998515</text:p>
          </table:table-cell>
          <table:table-cell office:value-type="string" table:style-name="t">
            <text:p>#140893=IfcValve('1JVz7__1zBoB7e9w8OlfCL',#18,'anex_ARM_ASK_HAR:ARM_ASK_HAR-Absperrklappe Handrad:2998515',$,'anex_ARM_ASK_HAR:ARM_ASK_HAR-Absperrklappe Handrad',#140892,#140887,'2998515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  <table:table-row>
          <table:table-cell office:value-type="string" table:style-name="t">
            <text:p>Anlage data shall be {'pattern': '^[A-Z]\\d{2}$'} and in the dataset Pset_ANEX</text:p>
          </table:table-cell>
          <table:table-cell office:value-type="string" table:style-name="t">
            <text:p>The property set does not contain the required property</text:p>
          </table:table-cell>
          <table:table-cell office:value-type="string" table:style-name="t">
            <text:p>IfcValve</text:p>
          </table:table-cell>
          <table:table-cell office:value-type="string" table:style-name="t">
            <text:p>NOTDEFINED</text:p>
          </table:table-cell>
          <table:table-cell office:value-type="string" table:style-name="t">
            <text:p>anex_ARM_ASK_HAR:ARM_ASK_HAR-Absperrklappe Handrad:2998526</text:p>
          </table:table-cell>
          <table:table-cell office:value-type="string" table:style-name="t">
            <text:p>NULL</text:p>
          </table:table-cell>
          <table:table-cell office:value-type="string" table:style-name="t">
            <text:p>1JVz7__1zBoB7e9w8OlfCO</text:p>
          </table:table-cell>
          <table:table-cell office:value-type="string" table:style-name="t">
            <text:p>2998526</text:p>
          </table:table-cell>
          <table:table-cell office:value-type="string" table:style-name="t">
            <text:p>#140951=IfcValve('1JVz7__1zBoB7e9w8OlfCO',#18,'anex_ARM_ASK_HAR:ARM_ASK_HAR-Absperrklappe Handrad:2998526',$,'anex_ARM_ASK_HAR:ARM_ASK_HAR-Absperrklappe Handrad',#140950,#140945,'2998526',.NOTDEFINED.)</text:p>
          </table:table-cell>
          <table:table-cell office:value-type="string" table:style-name="t">
            <text:p>#115992=IfcValveType('2Dm11jpyv95RFUx3C7JjGE',#18,'anex_ARM_ASK_HAR:ARM_ASK_HAR-Absperrklappe Handrad',$,$,$,(#115991),'927143',$,.NOTDEFINED.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